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Arial1" svg:font-family="Arial"/>
    <style:font-face style:name="Cambria" svg:font-family="Cambria"/>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italic" fo:font-weight="normal" style:font-style-asian="italic" style:font-weight-asian="normal" style:font-style-complex="italic" style:font-weight-complex="normal"/>
    </style:style>
    <style:style style:name="P4" style:family="paragraph" style:parent-style-name="Text_20_body">
      <style:text-properties fo:font-style="italic" style:text-underline-style="none" style:font-style-asian="italic" style:font-style-complex="italic"/>
    </style:style>
    <style:style style:name="P5" style:family="paragraph" style:parent-style-name="Text_20_body">
      <style:text-properties fo:font-style="italic" fo:font-weight="bold" style:font-style-asian="italic" style:font-weight-asian="normal" style:font-style-complex="italic" style:font-weight-complex="normal"/>
    </style:style>
    <style:style style:name="P6" style:family="paragraph" style:parent-style-name="Text_20_body">
      <style:text-properties fo:font-style="normal" fo:font-weight="bold" style:font-style-asian="normal" style:font-weight-asian="bold" style:font-style-complex="normal" style:font-weight-complex="bold"/>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Level_20_2">
      <style:text-properties fo:font-style="normal" style:font-style-asian="normal" style:font-style-complex="normal"/>
    </style:style>
    <style:style style:name="P10" style:family="paragraph" style:parent-style-name="Level_20_2">
      <style:text-properties fo:font-style="italic" style:font-style-asian="italic" style:font-style-complex="italic"/>
    </style:style>
    <style:style style:name="P11" style:family="paragraph" style:parent-style-name="Level_20_4">
      <style:text-properties fo:font-style="normal" style:font-style-asian="normal" style:font-style-complex="normal"/>
    </style:style>
    <style:style style:name="P12" style:family="paragraph" style:parent-style-name="Level_20_4">
      <style:text-properties fo:font-style="italic" style:font-style-asian="italic" style:font-style-complex="italic"/>
    </style:style>
    <style:style style:name="P13" style:family="paragraph" style:parent-style-name="Standard">
      <style:text-properties fo:font-style="italic" style:font-style-asian="italic" style:font-style-complex="italic"/>
    </style:style>
    <style:style style:name="P14" style:family="paragraph" style:parent-style-name="Standard">
      <style:text-properties fo:font-style="normal" style:font-style-asian="normal" style:font-style-complex="normal"/>
    </style:style>
    <style:style style:name="P15" style:family="paragraph" style:parent-style-name="Level_20_3">
      <style:text-properties fo:font-style="italic" style:font-style-asian="italic" style:font-style-complex="italic"/>
    </style:style>
    <style:style style:name="P16" style:family="paragraph" style:parent-style-name="Level_20_3">
      <style:text-properties fo:font-style="normal" style:text-underline-style="none" style:font-style-asian="normal" style:font-style-complex="normal"/>
    </style:style>
    <style:style style:name="P17" style:family="paragraph" style:parent-style-name="Standard">
      <style:text-properties fo:font-style="normal" style:text-underline-style="none" style:font-style-asian="normal" style:font-style-complex="normal"/>
    </style:style>
    <style:style style:name="P18" style:family="paragraph" style:parent-style-name="Standard">
      <style:text-properties fo:font-style="normal" style:font-style-asian="normal" style:font-style-complex="normal"/>
    </style:style>
    <style:style style:name="P19" style:family="paragraph" style:parent-style-name="Standard">
      <style:text-properties fo:font-style="normal" fo:font-weight="bold" style:font-style-asian="normal" style:font-weight-asian="bold" style:font-style-complex="normal" style:font-weight-complex="bold"/>
    </style:style>
    <style:style style:name="P20" style:family="paragraph" style:parent-style-name="Standard">
      <style:text-properties fo:font-style="italic" style:font-style-asian="italic" style:font-style-complex="italic"/>
    </style:style>
    <style:style style:name="P21" style:family="paragraph" style:parent-style-name="Standard" style:list-style-name="L54">
      <style:text-properties fo:font-style="italic" style:font-style-asian="italic" style:font-style-complex="italic"/>
    </style:style>
    <style:style style:name="P22" style:family="paragraph" style:parent-style-name="Standard" style:list-style-name="L55">
      <style:text-properties fo:font-style="italic" style:font-style-asian="italic" style:font-style-complex="italic"/>
    </style:style>
    <style:style style:name="P23" style:family="paragraph" style:parent-style-name="Standard" style:list-style-name="L56">
      <style:text-properties fo:font-style="italic" style:font-style-asian="italic" style:font-style-complex="italic"/>
    </style:style>
    <style:style style:name="P24" style:family="paragraph" style:parent-style-name="Standard" style:list-style-name="L57">
      <style:text-properties fo:font-style="italic" style:font-style-asian="italic" style:font-style-complex="italic"/>
    </style:style>
    <style:style style:name="P25" style:family="paragraph" style:parent-style-name="Standard" style:list-style-name="L62">
      <style:text-properties fo:font-style="italic" style:font-style-asian="italic" style:font-style-complex="italic"/>
    </style:style>
    <style:style style:name="P26" style:family="paragraph" style:parent-style-name="Standard" style:list-style-name="L63">
      <style:text-properties fo:font-style="italic" style:font-style-asian="italic" style:font-style-complex="italic"/>
    </style:style>
    <style:style style:name="P27" style:family="paragraph" style:parent-style-name="Standard">
      <style:text-properties fo:font-style="italic" fo:font-weight="bold" style:font-style-asian="italic" style:font-weight-asian="bold" style:font-style-complex="italic" style:font-weight-complex="bold"/>
    </style:style>
    <style:style style:name="P28" style:family="paragraph" style:parent-style-name="Text_20_body" style:list-style-name="L1"/>
    <style:style style:name="P29" style:family="paragraph" style:parent-style-name="Text_20_body">
      <style:text-properties fo:font-style="italic" style:font-style-asian="italic" style:font-style-complex="italic"/>
    </style:style>
    <style:style style:name="P30" style:family="paragraph" style:parent-style-name="Text_20_body" style:list-style-name="L2">
      <style:text-properties fo:font-style="italic" style:font-style-asian="italic" style:font-style-complex="italic"/>
    </style:style>
    <style:style style:name="P31" style:family="paragraph" style:parent-style-name="Text_20_body" style:list-style-name="L3">
      <style:text-properties fo:font-style="italic" style:font-style-asian="italic" style:font-style-complex="italic"/>
    </style:style>
    <style:style style:name="P32" style:family="paragraph" style:parent-style-name="Text_20_body" style:list-style-name="L4">
      <style:text-properties fo:font-style="italic" style:font-style-asian="italic" style:font-style-complex="italic"/>
    </style:style>
    <style:style style:name="P33" style:family="paragraph" style:parent-style-name="Text_20_body" style:list-style-name="L5">
      <style:text-properties fo:font-style="italic" style:font-style-asian="italic" style:font-style-complex="italic"/>
    </style:style>
    <style:style style:name="P34" style:family="paragraph" style:parent-style-name="Text_20_body" style:list-style-name="L6">
      <style:text-properties fo:font-style="italic" style:font-style-asian="italic" style:font-style-complex="italic"/>
    </style:style>
    <style:style style:name="P35" style:family="paragraph" style:parent-style-name="Text_20_body" style:list-style-name="L7">
      <style:text-properties fo:font-style="italic" style:font-style-asian="italic" style:font-style-complex="italic"/>
    </style:style>
    <style:style style:name="P36" style:family="paragraph" style:parent-style-name="Text_20_body" style:list-style-name="L8">
      <style:text-properties fo:font-style="italic" style:font-style-asian="italic" style:font-style-complex="italic"/>
    </style:style>
    <style:style style:name="P37" style:family="paragraph" style:parent-style-name="Text_20_body" style:list-style-name="L9">
      <style:text-properties fo:font-style="italic" style:font-style-asian="italic" style:font-style-complex="italic"/>
    </style:style>
    <style:style style:name="P38" style:family="paragraph" style:parent-style-name="Text_20_body" style:list-style-name="L10">
      <style:text-properties fo:font-style="italic" style:font-style-asian="italic" style:font-style-complex="italic"/>
    </style:style>
    <style:style style:name="P39" style:family="paragraph" style:parent-style-name="Text_20_body" style:list-style-name="L11">
      <style:text-properties fo:font-style="italic" style:font-style-asian="italic" style:font-style-complex="italic"/>
    </style:style>
    <style:style style:name="P40" style:family="paragraph" style:parent-style-name="Text_20_body" style:list-style-name="L13">
      <style:text-properties fo:font-style="italic" style:font-style-asian="italic" style:font-style-complex="italic"/>
    </style:style>
    <style:style style:name="P41" style:family="paragraph" style:parent-style-name="Text_20_body" style:list-style-name="L15">
      <style:text-properties fo:font-style="italic" style:font-style-asian="italic" style:font-style-complex="italic"/>
    </style:style>
    <style:style style:name="P42" style:family="paragraph" style:parent-style-name="Text_20_body" style:list-style-name="L16">
      <style:text-properties fo:font-style="italic" style:font-style-asian="italic" style:font-style-complex="italic"/>
    </style:style>
    <style:style style:name="P43" style:family="paragraph" style:parent-style-name="Text_20_body" style:list-style-name="L18">
      <style:text-properties fo:font-style="italic" style:font-style-asian="italic" style:font-style-complex="italic"/>
    </style:style>
    <style:style style:name="P44" style:family="paragraph" style:parent-style-name="Text_20_body" style:list-style-name="L19">
      <style:text-properties fo:font-style="italic" style:font-style-asian="italic" style:font-style-complex="italic"/>
    </style:style>
    <style:style style:name="P45" style:family="paragraph" style:parent-style-name="Text_20_body" style:list-style-name="L20">
      <style:text-properties fo:font-style="italic" style:font-style-asian="italic" style:font-style-complex="italic"/>
    </style:style>
    <style:style style:name="P46" style:family="paragraph" style:parent-style-name="Text_20_body" style:list-style-name="L21">
      <style:text-properties fo:font-style="italic" style:font-style-asian="italic" style:font-style-complex="italic"/>
    </style:style>
    <style:style style:name="P47" style:family="paragraph" style:parent-style-name="Text_20_body" style:list-style-name="L22">
      <style:text-properties fo:font-style="italic" style:font-style-asian="italic" style:font-style-complex="italic"/>
    </style:style>
    <style:style style:name="P48" style:family="paragraph" style:parent-style-name="Text_20_body" style:list-style-name="L23">
      <style:text-properties fo:font-style="italic" style:font-style-asian="italic" style:font-style-complex="italic"/>
    </style:style>
    <style:style style:name="P49" style:family="paragraph" style:parent-style-name="Text_20_body" style:list-style-name="L24">
      <style:text-properties fo:font-style="italic" style:font-style-asian="italic" style:font-style-complex="italic"/>
    </style:style>
    <style:style style:name="P50" style:family="paragraph" style:parent-style-name="Text_20_body" style:list-style-name="L25">
      <style:text-properties fo:font-style="italic" style:font-style-asian="italic" style:font-style-complex="italic"/>
    </style:style>
    <style:style style:name="P51" style:family="paragraph" style:parent-style-name="Text_20_body" style:list-style-name="L26">
      <style:text-properties fo:font-style="italic" style:font-style-asian="italic" style:font-style-complex="italic"/>
    </style:style>
    <style:style style:name="P52" style:family="paragraph" style:parent-style-name="Text_20_body" style:list-style-name="L34">
      <style:text-properties fo:font-style="italic" style:font-style-asian="italic" style:font-style-complex="italic"/>
    </style:style>
    <style:style style:name="P53" style:family="paragraph" style:parent-style-name="Text_20_body" style:list-style-name="L35">
      <style:text-properties fo:font-style="italic" style:font-style-asian="italic" style:font-style-complex="italic"/>
    </style:style>
    <style:style style:name="P54" style:family="paragraph" style:parent-style-name="Text_20_body" style:list-style-name="L36">
      <style:text-properties fo:font-style="italic" style:font-style-asian="italic" style:font-style-complex="italic"/>
    </style:style>
    <style:style style:name="P55" style:family="paragraph" style:parent-style-name="Text_20_body" style:list-style-name="L37">
      <style:text-properties fo:font-style="italic" style:font-style-asian="italic" style:font-style-complex="italic"/>
    </style:style>
    <style:style style:name="P56" style:family="paragraph" style:parent-style-name="Text_20_body" style:list-style-name="L38">
      <style:text-properties fo:font-style="italic" style:font-style-asian="italic" style:font-style-complex="italic"/>
    </style:style>
    <style:style style:name="P57" style:family="paragraph" style:parent-style-name="Text_20_body" style:list-style-name="L39">
      <style:text-properties fo:font-style="italic" style:font-style-asian="italic" style:font-style-complex="italic"/>
    </style:style>
    <style:style style:name="P58" style:family="paragraph" style:parent-style-name="Text_20_body" style:list-style-name="L40">
      <style:text-properties fo:font-style="italic" style:font-style-asian="italic" style:font-style-complex="italic"/>
    </style:style>
    <style:style style:name="P59" style:family="paragraph" style:parent-style-name="Text_20_body" style:list-style-name="L41">
      <style:text-properties fo:font-style="italic" style:font-style-asian="italic" style:font-style-complex="italic"/>
    </style:style>
    <style:style style:name="P60" style:family="paragraph" style:parent-style-name="Text_20_body" style:list-style-name="L42">
      <style:text-properties fo:font-style="italic" style:font-style-asian="italic" style:font-style-complex="italic"/>
    </style:style>
    <style:style style:name="P61" style:family="paragraph" style:parent-style-name="Text_20_body" style:list-style-name="L43">
      <style:text-properties fo:font-style="italic" style:font-style-asian="italic" style:font-style-complex="italic"/>
    </style:style>
    <style:style style:name="P62" style:family="paragraph" style:parent-style-name="Text_20_body" style:list-style-name="L44">
      <style:text-properties fo:font-style="italic" style:font-style-asian="italic" style:font-style-complex="italic"/>
    </style:style>
    <style:style style:name="P63" style:family="paragraph" style:parent-style-name="Text_20_body" style:list-style-name="L46">
      <style:text-properties fo:font-style="italic" style:font-style-asian="italic" style:font-style-complex="italic"/>
    </style:style>
    <style:style style:name="P64" style:family="paragraph" style:parent-style-name="Text_20_body" style:list-style-name="L47">
      <style:text-properties fo:font-style="italic" style:font-style-asian="italic" style:font-style-complex="italic"/>
    </style:style>
    <style:style style:name="P65" style:family="paragraph" style:parent-style-name="Text_20_body" style:list-style-name="L48">
      <style:text-properties fo:font-style="italic" style:font-style-asian="italic" style:font-style-complex="italic"/>
    </style:style>
    <style:style style:name="P66" style:family="paragraph" style:parent-style-name="Text_20_body" style:list-style-name="L49">
      <style:text-properties fo:font-style="italic" style:font-style-asian="italic" style:font-style-complex="italic"/>
    </style:style>
    <style:style style:name="P67" style:family="paragraph" style:parent-style-name="Text_20_body" style:list-style-name="L50">
      <style:text-properties fo:font-style="italic" style:font-style-asian="italic" style:font-style-complex="italic"/>
    </style:style>
    <style:style style:name="P68" style:family="paragraph" style:parent-style-name="Text_20_body" style:list-style-name="L51">
      <style:text-properties fo:font-style="italic" style:font-style-asian="italic" style:font-style-complex="italic"/>
    </style:style>
    <style:style style:name="P69" style:family="paragraph" style:parent-style-name="Text_20_body" style:list-style-name="L52">
      <style:text-properties fo:font-style="italic" style:font-style-asian="italic" style:font-style-complex="italic"/>
    </style:style>
    <style:style style:name="P70" style:family="paragraph" style:parent-style-name="Text_20_body" style:list-style-name="L53">
      <style:text-properties fo:font-style="italic" style:font-style-asian="italic" style:font-style-complex="italic"/>
    </style:style>
    <style:style style:name="P71" style:family="paragraph" style:parent-style-name="Text_20_body" style:list-style-name="L58">
      <style:text-properties fo:font-style="italic" style:font-style-asian="italic" style:font-style-complex="italic"/>
    </style:style>
    <style:style style:name="P72" style:family="paragraph" style:parent-style-name="Text_20_body" style:list-style-name="L59">
      <style:text-properties fo:font-style="italic" style:font-style-asian="italic" style:font-style-complex="italic"/>
    </style:style>
    <style:style style:name="P73" style:family="paragraph" style:parent-style-name="Text_20_body" style:list-style-name="L60">
      <style:text-properties fo:font-style="italic" style:font-style-asian="italic" style:font-style-complex="italic"/>
    </style:style>
    <style:style style:name="P74" style:family="paragraph" style:parent-style-name="Text_20_body" style:list-style-name="L61">
      <style:text-properties fo:font-style="italic" style:font-style-asian="italic" style:font-style-complex="italic"/>
    </style:style>
    <style:style style:name="P75" style:family="paragraph" style:parent-style-name="Text_20_body" style:list-style-name="L13">
      <style:text-properties fo:font-style="italic" fo:font-weight="normal" style:font-style-asian="italic" style:font-weight-asian="normal" style:font-style-complex="italic" style:font-weight-complex="normal"/>
    </style:style>
    <style:style style:name="P76" style:family="paragraph" style:parent-style-name="Text_20_body" style:list-style-name="L13">
      <style:text-properties fo:font-style="italic" fo:font-weight="bold" style:font-style-asian="italic" style:font-weight-asian="bold" style:font-style-complex="italic" style:font-weight-complex="bold"/>
    </style:style>
    <style:style style:name="P77" style:family="paragraph" style:parent-style-name="Text_20_body">
      <style:text-properties fo:font-style="italic" style:text-underline-style="none" style:font-style-asian="italic" style:font-style-complex="italic"/>
    </style:style>
    <style:style style:name="P78" style:family="paragraph" style:parent-style-name="Text_20_body">
      <style:text-properties fo:font-style="normal" style:font-style-asian="normal" style:font-style-complex="normal"/>
    </style:style>
    <style:style style:name="P79" style:family="paragraph" style:parent-style-name="Text_20_body" style:list-style-name="L9">
      <style:text-properties fo:font-style="normal" style:font-style-asian="normal" style:font-style-complex="normal"/>
    </style:style>
    <style:style style:name="P80" style:family="paragraph" style:parent-style-name="Text_20_body" style:list-style-name="L14">
      <style:text-properties fo:font-style="normal" style:font-style-asian="normal" style:font-style-complex="normal"/>
    </style:style>
    <style:style style:name="P81" style:family="paragraph" style:parent-style-name="Text_20_body" style:list-style-name="L17">
      <style:text-properties fo:font-style="normal" style:font-style-asian="normal" style:font-style-complex="normal"/>
    </style:style>
    <style:style style:name="P82" style:family="paragraph" style:parent-style-name="Text_20_body" style:list-style-name="L12"/>
    <style:style style:name="P83" style:family="paragraph" style:parent-style-name="Text_20_body" style:list-style-name="L15"/>
    <style:style style:name="P84" style:family="paragraph" style:parent-style-name="Text_20_body" style:list-style-name="L27"/>
    <style:style style:name="P85" style:family="paragraph" style:parent-style-name="Text_20_body" style:list-style-name="L27">
      <style:text-properties fo:font-weight="normal" style:font-weight-asian="normal" style:font-weight-complex="normal"/>
    </style:style>
    <style:style style:name="P86" style:family="paragraph" style:parent-style-name="Text_20_body" style:list-style-name="L32">
      <style:text-properties fo:font-weight="normal" style:font-weight-asian="normal" style:font-weight-complex="normal"/>
    </style:style>
    <style:style style:name="P87" style:family="paragraph" style:parent-style-name="Text_20_body" style:list-style-name="L28"/>
    <style:style style:name="P88" style:family="paragraph" style:parent-style-name="Text_20_body" style:list-style-name="L29"/>
    <style:style style:name="P89" style:family="paragraph" style:parent-style-name="Text_20_body" style:list-style-name="L30"/>
    <style:style style:name="P90" style:family="paragraph" style:parent-style-name="Text_20_body" style:list-style-name="L31"/>
    <style:style style:name="P91" style:family="paragraph" style:parent-style-name="Text_20_body" style:list-style-name="L32"/>
    <style:style style:name="P92" style:family="paragraph" style:parent-style-name="Text_20_body" style:list-style-name="L33"/>
    <style:style style:name="P93" style:family="paragraph" style:parent-style-name="Text_20_body" style:list-style-name="L53"/>
    <style:style style:name="P94" style:family="paragraph" style:parent-style-name="Level_20_2">
      <style:text-properties fo:font-style="italic" style:font-style-asian="italic" style:font-style-complex="italic"/>
    </style:style>
    <style:style style:name="P95" style:family="paragraph" style:parent-style-name="Level_20_3">
      <style:text-properties fo:font-style="normal" style:text-underline-style="none" style:font-style-asian="normal" style:font-style-complex="normal"/>
    </style:style>
    <style:style style:name="P96" style:family="paragraph" style:parent-style-name="Level_20_3">
      <style:text-properties fo:font-style="normal" style:font-style-asian="normal" style:font-style-complex="normal"/>
    </style:style>
    <style:style style:name="P97" style:family="paragraph" style:parent-style-name="Level_20_3" style:list-style-name="L45">
      <style:text-properties fo:font-style="normal" style:font-style-asian="normal" style:font-style-complex="normal"/>
    </style:style>
    <style:style style:name="P98" style:family="paragraph" style:parent-style-name="Level_20_3">
      <style:text-properties fo:font-style="italic" style:text-underline-style="none" style:font-style-asian="italic" style:font-style-complex="italic"/>
    </style:style>
    <style:style style:name="P99" style:family="paragraph" style:parent-style-name="Level_20_3" style:list-style-name="L45"/>
    <style:style style:name="P100" style:family="paragraph" style:parent-style-name="Level_20_3">
      <style:text-properties fo:font-weight="bold" style:font-weight-asian="bold" style:font-weight-complex="bold"/>
    </style:style>
    <style:style style:name="P101" style:family="paragraph" style:parent-style-name="Level_20_3">
      <style:text-properties fo:font-weight="normal" style:font-weight-asian="normal" style:font-weight-complex="normal"/>
    </style:style>
    <style:style style:name="P102" style:family="paragraph" style:parent-style-name="Level_20_4">
      <style:text-properties fo:font-style="italic" style:font-style-asian="italic" style:font-style-complex="italic"/>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text-position="super 58%"/>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Level_20_1">Фонетика</text:p>
      <text:p text:style-name="Level_20_2">Звуки</text:p>
      <text:p text:style-name="Standard"/>
      <text:p text:style-name="Text_20_body">[i] - и (ива) </text:p>
      <text:p text:style-name="Text_20_body">[e] - э (жест) </text:p>
      <text:p text:style-name="Text_20_body">[a] - a (папа) </text:p>
      <text:p text:style-name="Text_20_body">[o] - o </text:p>
      <text:p text:style-name="Text_20_body">[u] - у </text:p>
      <text:p text:style-name="Text_20_body"/>
      <text:p text:style-name="Text_20_body">[p] - п (папа) </text:p>
      <text:p text:style-name="Text_20_body">[m] - м </text:p>
      <text:p text:style-name="Text_20_body">[f] - ф </text:p>
      <text:p text:style-name="Text_20_body">[t] - т (но есть особенности артикуляции) </text:p>
      <text:p text:style-name="Text_20_body">[n] - н (но есть особенности артикуляции) </text:p>
      <text:p text:style-name="Text_20_body"><text:s text:c="6"/>*n p* - читается как *m p* (un pino) </text:p>
      <text:p text:style-name="Text_20_body">[k] - k </text:p>
      <text:p text:style-name="Text_20_body"><text:tab/>c перед a, o, u, согласными и в конце слова </text:p>
      <text:p text:style-name="Text_20_body"><text:s text:c="8"/>qu перед i, e </text:p>
      <text:p text:style-name="Text_20_body"><text:tab/>k в словах иностранного происхождения </text:p>
      <text:p text:style-name="Text_20_body">[b] - б (бант) </text:p>
      <text:p text:style-name="Text_20_body"><text:s text:c="3"/><text:tab/>в начале слова после паузы </text:p>
      <text:p text:style-name="Text_20_body"><text:tab/>в начале и середине слова после m и n </text:p>
      <text:p text:style-name="Text_20_body"><text:tab/>boca, invito, un vote </text:p>
      <text:p text:style-name="Text_20_body">[l] - л (как то он мягче произносится) </text:p>
      <text:p text:style-name="Text_20_body">[s] - с </text:p>
      <text:p text:style-name="Text_20_body">[r] - р (краткий) </text:p>
      <text:p text:style-name="Text_20_body">[d] - д (дума) </text:p>
      <text:p text:style-name="Text_20_body">[rr] - раскатистый долгий r </text:p>
      <text:p text:style-name="Text_20_body"><text:tab/>r - в начале слова </text:p>
      <text:p text:style-name="Text_20_body"><text:tab/>внутри слова после букв n, l, s </text:p>
      <text:p text:style-name="Text_20_body"><text:tab/>rr между двумя гласными </text:p>
      <text:p text:style-name="Text_20_body">[~n] - нямкающий н </text:p>
      <text:p text:style-name="Text_20_body">[ll] - йь </text:p>
      <text:p text:style-name="Text_20_body">[ch] — ч </text:p>
      <text:p text:style-name="Text_20_body"/>
      <text:p text:style-name="Level_20_2"><text:soft-page-break/>Ударение</text:p>
      <text:p text:style-name="Text_20_body"/>
      <text:list xml:id="list617687216" text:style-name="L1">
        <text:list-item>
          <text:p text:style-name="P28">оканчивающеся на гласный и согласные n, s - на предпоследнем слове </text:p>
        </text:list-item>
        <text:list-item>
          <text:p text:style-name="P28">оканчивающееся на согласный (кроме n, s) - на последний</text:p>
        </text:list-item>
      </text:list>
      <text:p text:style-name="Text_20_body"/>
      <text:p text:style-name="Level_20_1">Грамматика</text:p>
      <text:p text:style-name="Level_20_2">Части речи</text:p>
      <text:p text:style-name="Level_20_3">Артикль</text:p>
      <text:p text:style-name="Text_20_body"/>
      <text:p text:style-name="P1">Определенный артикль</text:p>
      <text:p text:style-name="Text_20_body"/>
      <text:p text:style-name="P2"><text:bookmark-start text:name="__DdeLink__432_528922866"/>муж — el (los)</text:p>
      <text:p text:style-name="P2">жен — la (las)<text:bookmark-end text:name="__DdeLink__432_528922866"/></text:p>
      <text:p text:style-name="Text_20_body"/>
      <text:p text:style-name="P1">Неопределенный артикль</text:p>
      <text:p text:style-name="P1"/>
      <text:p text:style-name="P2">муж — un (unos)</text:p>
      <text:p text:style-name="P3">жен — una (unas)</text:p>
      <text:p text:style-name="P3"/>
      <text:p text:style-name="P6">Слияние артиклей</text:p>
      <text:p text:style-name="P6"/>
      <text:p text:style-name="P3">a + el → el</text:p>
      <text:p text:style-name="P3">de + el → del</text:p>
      <text:p text:style-name="P100"/>
      <text:p text:style-name="P101">Существительное</text:p>
      <text:p text:style-name="Level_20_4">Род и число</text:p>
      <text:p text:style-name="Text_20_body"/>
      <text:p text:style-name="Text_20_body">-o — муж</text:p>
      <text:p text:style-name="Text_20_body">-а — жен</text:p>
      <text:p text:style-name="Text_20_body">-е <text:s/>— ???</text:p>
      <text:p text:style-name="Text_20_body"/>
      <text:p text:style-name="Level_20_3">Местоимения</text:p>
      <text:p text:style-name="Level_20_4">Личные местоимения</text:p>
      <text:p text:style-name="Text_20_body"/>
      <text:p text:style-name="P2">yo - я</text:p>
      <text:p text:style-name="P2"><text:soft-page-break/>tú - ты</text:p>
      <text:p text:style-name="P2">él - он</text:p>
      <text:p text:style-name="P2">ella - она</text:p>
      <text:p text:style-name="P2">usted - вы</text:p>
      <text:p text:style-name="P2"/>
      <text:p text:style-name="P2">nostros, nostras - мы</text:p>
      <text:p text:style-name="P2">vostros, vostras - вы</text:p>
      <text:p text:style-name="P2">ellos — они (муж)</text:p>
      <text:p text:style-name="P2">ellas — они (жен)</text:p>
      <text:p text:style-name="P2">ustedes - вы</text:p>
      <text:p text:style-name="Text_20_body"/>
      <text:p text:style-name="Level_20_4">Указательные местоимения</text:p>
      <text:p text:style-name="Standard"/>
      <text:p text:style-name="P1">Мужской род</text:p>
      <text:p text:style-name="P2"/>
      <text:p text:style-name="P2">этот - este</text:p>
      <text:p text:style-name="P2">тот - ese</text:p>
      <text:p text:style-name="P2">тот, который там - aquel</text:p>
      <text:p text:style-name="P2">эти - estos</text:p>
      <text:p text:style-name="P2">те - esos</text:p>
      <text:p text:style-name="P2">те, которые там - aquellos</text:p>
      <text:p text:style-name="Text_20_body"/>
      <text:p text:style-name="Text_20_body"/>
      <text:p text:style-name="P1">Женский род</text:p>
      <text:p text:style-name="Text_20_body"/>
      <text:p text:style-name="P2">эта - esta</text:p>
      <text:p text:style-name="P2">та - esa</text:p>
      <text:p text:style-name="P2">та, который там - aquella</text:p>
      <text:p text:style-name="P2">эти - estas</text:p>
      <text:p text:style-name="P2">те - esas</text:p>
      <text:p text:style-name="P2">те, которые там - aquellas</text:p>
      <text:p text:style-name="Text_20_body"/>
      <text:p text:style-name="Level_20_4">Вопросительные местоимения</text:p>
      <text:p text:style-name="Text_20_body"/>
      <text:p text:style-name="P2">¿Qué? - что (какие) ?</text:p>
      <text:p text:style-name="P2">¿Quién? ¿Quiénes? - кто? кого?</text:p>
      <text:p text:style-name="P2"><text:soft-page-break/>¿De Quién? - чей? чья?</text:p>
      <text:p text:style-name="P2">¿Cuál? ¿Cuáles? - который? какой?</text:p>
      <text:p text:style-name="P2"/>
      <text:list xml:id="list1911382766" text:style-name="L2">
        <text:list-item>
          <text:p text:style-name="P30">¿Qué come Ud.? <text:s/>(что вы едите)</text:p>
        </text:list-item>
        <text:list-item>
          <text:p text:style-name="P30">¿Quién es Ud.? (кто вы)</text:p>
        </text:list-item>
        <text:list-item>
          <text:p text:style-name="P30">¿De quién es esta pluma? (чья эта ручка)</text:p>
        </text:list-item>
        <text:list-item>
          <text:p text:style-name="P30">¿Cuál de estos trenes va a Valencia? (какой из этих поездов идет до валенсии)</text:p>
        </text:list-item>
      </text:list>
      <text:p text:style-name="P2"/>
      <text:p text:style-name="P12">Относительные местоимения</text:p>
      <text:p text:style-name="Text_20_body"/>
      <text:p text:style-name="P2">que = который, кто, тот</text:p>
      <text:list xml:id="list1590764143" text:style-name="L3">
        <text:list-item>
          <text:p text:style-name="P31">Es la chica que cuida a los niños. (Эта девочка, которая присматривает за детьми)</text:p>
        </text:list-item>
        <text:list-item>
          <text:p text:style-name="P31">Es el coche que le conduce (Эта машина, которую он ведет)</text:p>
        </text:list-item>
      </text:list>
      <text:p text:style-name="P2"/>
      <text:p text:style-name="P2">quien, quienes = который (с предлогом)</text:p>
      <text:list xml:id="list594025931" text:style-name="L4">
        <text:list-item>
          <text:p text:style-name="P32">Es el cicho con quien salgo. (Парень, с которым я встречаюсь)</text:p>
        </text:list-item>
        <text:list-item>
          <text:p text:style-name="P32">Es el hombre para quien trabajamos. (Этот человек, на которого мы работаем).</text:p>
        </text:list-item>
      </text:list>
      <text:p text:style-name="P2"/>
      <text:p text:style-name="P2">El qeu, la que, los que, las que, el cual, la qual, los cuales, las cuales = кем, которым</text:p>
      <text:list xml:id="list479773888" text:style-name="L5">
        <text:list-item>
          <text:p text:style-name="P33">La mujer con la que ésta hablando. (Женщина, с которой он говорит)</text:p>
        </text:list-item>
        <text:list-item>
          <text:p text:style-name="P33">Los amigos a los cuales escríbo. (Друзья, которым я пишу).</text:p>
        </text:list-item>
      </text:list>
      <text:p text:style-name="P2"/>
      <text:p text:style-name="P2">Ser + (местоим или сущ) + (quien, quienes) = выделение голосом</text:p>
      <text:list xml:id="list784924409" text:style-name="L6">
        <text:list-item>
          <text:p text:style-name="P34">Es él quien tiene la culpa. (Это <text:span text:style-name="T4">он</text:span> синоват)</text:p>
        </text:list-item>
      </text:list>
      <text:p text:style-name="P2"/>
      <text:p text:style-name="P2">Cuyo (-a, os, -as) = чей, чья, который</text:p>
      <text:list xml:id="list1146310107" text:style-name="L7">
        <text:list-item>
          <text:p text:style-name="P35">El hombre cuya hija es actriz. (Мужчина, чья дочь — актриса)</text:p>
        </text:list-item>
      </text:list>
      <text:p text:style-name="P2"/>
      <text:p text:style-name="P2">Lo que = что; то, что</text:p>
      <text:list xml:id="list1150482421" text:style-name="L8">
        <text:list-item>
          <text:p text:style-name="P36">No comprendo lo que está diciendo. (Не понимаю того, что он говорит)</text:p>
          <text:p text:style-name="P36"/>
        </text:list-item>
      </text:list>
      <text:p text:style-name="P7">Относительное местоимение не может быть пропущено.</text:p>
      <text:list xml:id="list1414437723" text:style-name="L9">
        <text:list-item>
          <text:p text:style-name="P37">El libro que lee. <text:s/>(Книга, которую он читает).</text:p>
          <text:p text:style-name="P79"><text:soft-page-break/></text:p>
        </text:list-item>
      </text:list>
      <text:p text:style-name="P12">Притяжательные местоимения</text:p>
      <text:p text:style-name="Text_20_body"/>
      <text:p text:style-name="P1">Единственное число</text:p>
      <text:p text:style-name="Text_20_body"/>
      <text:p text:style-name="P2">el mío, la mía - мой</text:p>
      <text:p text:style-name="P2">el tuyo, la tuya - твой</text:p>
      <text:p text:style-name="P2">el suyo, la suya — ее, его, Ваш</text:p>
      <text:p text:style-name="P2">el nuestro, la nuestra - наш</text:p>
      <text:p text:style-name="P2">el vuestro, la vuestra — ваш (друж)</text:p>
      <text:p text:style-name="P2">el suyo, la suya — их, Ваш (вежл)</text:p>
      <text:p text:style-name="Text_20_body"/>
      <text:p text:style-name="P1">Множественное число</text:p>
      <text:p text:style-name="P2"/>
      <text:p text:style-name="P2">los míos, las mías - мой</text:p>
      <text:p text:style-name="P2">los tuyos, las tuyas - твой</text:p>
      <text:p text:style-name="P2">los suyos, las suyas — ее, его, Ваш</text:p>
      <text:p text:style-name="P2">los nuestros, las nuestras - наш</text:p>
      <text:p text:style-name="P2">los vuestros, las vuestras — ваш (друж)</text:p>
      <text:p text:style-name="P2">los suyos, las suyas — их, Ваш (вежл)</text:p>
      <text:p text:style-name="Text_20_body"/>
      <text:p text:style-name="Text_20_body">Обязательно используется определенный артикль, если только не идет глагол <text:span text:style-name="T6">ser.</text:span></text:p>
      <text:p text:style-name="P2"/>
      <text:list xml:id="list530539724" text:style-name="L10">
        <text:list-item>
          <text:p text:style-name="P38">Mi casa y la tuya. <text:s text:c="3"/>(Мой дом и твой)</text:p>
        </text:list-item>
        <text:list-item>
          <text:p text:style-name="P38">Estas cartas son nuestras. <text:s text:c="3"/>(Эти письма — наши)</text:p>
        </text:list-item>
      </text:list>
      <text:p text:style-name="P2"/>
      <text:p text:style-name="P7">Используются также в роли прилагаельных, после сущ-х и без артикля:</text:p>
      <text:p text:style-name="P7"/>
      <text:list xml:id="list791141820" text:style-name="L11">
        <text:list-item>
          <text:p text:style-name="P39">Un amigo mío. <text:s/>(Мой друг)</text:p>
        </text:list-item>
        <text:list-item>
          <text:p text:style-name="P39">Una idea suya. <text:s/>(Его идея).</text:p>
        </text:list-item>
      </text:list>
      <text:p text:style-name="Text_20_body"/>
      <text:p text:style-name="Text_20_body"><text:bookmark-ref text:reference-format="page" text:ref-name="p15">30</text:bookmark-ref></text:p>
      <text:p text:style-name="P12">Личные местоимения в роли прямого и косвенного дополнения (объектные)</text:p>
      <text:p text:style-name="Text_20_body"/>
      <text:p text:style-name="Text_20_body"><text:soft-page-break/>Прямые — родительные пажеж — кого?</text:p>
      <text:p text:style-name="Text_20_body"/>
      <text:p text:style-name="P2">me - меня</text:p>
      <text:p text:style-name="P2">te - тебя</text:p>
      <text:p text:style-name="P2">le — его, Вас (м)</text:p>
      <text:p text:style-name="P2">la — ее, Вас(ж)</text:p>
      <text:p text:style-name="P2">lo, la — его, ее <text:s/>(неодуш)</text:p>
      <text:p text:style-name="P2">nos - нас</text:p>
      <text:p text:style-name="P2">os — вас (друж)</text:p>
      <text:p text:style-name="P2">les — их, вас (вежл м)</text:p>
      <text:p text:style-name="P2">las — их, вас (вежл ж)</text:p>
      <text:p text:style-name="P2">los, las — их (неодуш м,ж)</text:p>
      <text:p text:style-name="P2"/>
      <text:p text:style-name="P7">Косвенные — дательный падеж — кому?</text:p>
      <text:p text:style-name="P7"/>
      <text:p text:style-name="P2">me - мне</text:p>
      <text:p text:style-name="P2">te - тебе</text:p>
      <text:p text:style-name="P2">le — ему</text:p>
      <text:p text:style-name="P2">nos - нам</text:p>
      <text:p text:style-name="P2">os — вам</text:p>
      <text:p text:style-name="P2">les — им, вам (вежл)</text:p>
      <text:p text:style-name="P7">Перед глаголом:</text:p>
      <text:p text:style-name="P7"/>
      <text:list xml:id="list1742164130" text:style-name="L47">
        <text:list-item>
          <text:p text:style-name="P64">Nos ayuda con el trabajo. (он помогает нам по работе)</text:p>
        </text:list-item>
        <text:list-item>
          <text:p text:style-name="P64">Le he escrito una carta. (я написал ему книгу)</text:p>
        </text:list-item>
      </text:list>
      <text:p text:style-name="P2"/>
      <text:p text:style-name="P7">Объектное местоимение добавляется к окончанию инфинитивной формы глагола:</text:p>
      <text:p text:style-name="P7"/>
      <text:list xml:id="list676420075" text:style-name="L48">
        <text:list-item>
          <text:p text:style-name="P65">Tengo que comparlo. (Мне надо купить это)</text:p>
        </text:list-item>
        <text:list-item>
          <text:p text:style-name="P65">Está esparándome. <text:s text:c="2"/>(Он ждет меня)</text:p>
        </text:list-item>
        <text:list-item>
          <text:p text:style-name="P65">Bébelo. <text:s/>(Выпей это)</text:p>
        </text:list-item>
      </text:list>
      <text:p text:style-name="P2"/>
      <text:p text:style-name="Level_20_3">Прилагательные</text:p>
      <text:p text:style-name="Standard"/>
      <text:list xml:id="list2135072519" text:style-name="L12">
        <text:list-item>
          <text:p text:style-name="P82">Следуют за существительным</text:p>
        </text:list-item>
        <text:list-item>
          <text:p text:style-name="P82"><text:soft-page-break/>Согласованы с существительным в роде и числе:</text:p>
          <text:list>
            <text:list-item>
              <text:p text:style-name="P82">Прилагательное мужского рода (-о) → (-a) в женском роде</text:p>
            </text:list-item>
            <text:list-item>
              <text:p text:style-name="P82">+ s во множественном числе</text:p>
            </text:list-item>
          </text:list>
        </text:list-item>
      </text:list>
      <text:p text:style-name="P2"/>
      <text:list xml:id="list1673048134" text:style-name="L13">
        <text:list-item>
          <text:p text:style-name="P40">una novela cubana / unas novelas cubanas</text:p>
        </text:list-item>
        <text:list-item>
          <text:p text:style-name="P40">un libro cubano <text:s text:c="2"/>/ <text:s/>unos libros cubanos </text:p>
        </text:list-item>
        <text:list-item>
          <text:p text:style-name="P40">el coche blanc<text:span text:style-name="T2">o</text:span> / la casa blanc<text:span text:style-name="T2">a</text:span></text:p>
        </text:list-item>
        <text:list-item>
          <text:p text:style-name="P75">los coches blanc<text:span text:style-name="T2">os</text:span> / las casas blanc<text:span text:style-name="T2">as</text:span></text:p>
          <text:p text:style-name="P76"/>
        </text:list-item>
      </text:list>
      <text:list xml:id="list2022146572" text:continue-list="list2135072519" text:style-name="L12">
        <text:list-item>
          <text:list>
            <text:list-item>
              <text:p text:style-name="P82">Прилагательное, оканчивающиеся на (-е) и на согласную имеют одинаковую форму в мужском и среднем роде:</text:p>
            </text:list-item>
          </text:list>
        </text:list-item>
      </text:list>
      <text:p text:style-name="Text_20_body"/>
      <text:list xml:id="list2009801846" text:continue-list="list1673048134" text:style-name="L13">
        <text:list-item>
          <text:p text:style-name="P75">el lapiz verd<text:span text:style-name="T2">e</text:span> / la pared verd<text:span text:style-name="T2">e</text:span></text:p>
        </text:list-item>
        <text:list-item>
          <text:p text:style-name="P75">los lapices verd<text:span text:style-name="T2">es</text:span> / las paredes verd<text:span text:style-name="T2">es</text:span></text:p>
        </text:list-item>
      </text:list>
      <text:list xml:id="list1258471952" text:continue-list="list2022146572" text:style-name="L12">
        <text:list-item>
          <text:list>
            <text:list-item>
              <text:p text:style-name="P82">Прилагательное, оканчивающиеся на (-n) или (-or) иногда являются исключениями:</text:p>
            </text:list-item>
          </text:list>
        </text:list-item>
      </text:list>
      <text:p text:style-name="P5"/>
      <text:list xml:id="list1155519882" text:continue-list="list2009801846" text:style-name="L13">
        <text:list-item>
          <text:p text:style-name="P75">trabajad<text:span text:style-name="T2">or</text:span> / trabajad<text:span text:style-name="T2">ora</text:span></text:p>
        </text:list-item>
      </text:list>
      <text:p text:style-name="P5"/>
      <text:p text:style-name="P1">Прилагательные grande, mucho </text:p>
      <text:p text:style-name="Text_20_body"/>
      <text:p text:style-name="Text_20_body">grande может стоять перед существительным, но тераяет de: </text:p>
      <text:p text:style-name="Text_20_body"/>
      <text:p text:style-name="P2">un gran mapa </text:p>
      <text:p text:style-name="Text_20_body"/>
      <text:p text:style-name="Text_20_body">mucho согласуется в роде и числе с существительным: </text:p>
      <text:p text:style-name="Text_20_body"/>
      <text:p text:style-name="P2">Benito compra muchos libros y lee muchas revistas. </text:p>
      <text:p text:style-name="Text_20_body"/>
      <text:p text:style-name="Text_20_body">С mucho артикль не нужен.</text:p>
      <text:p text:style-name="Standard"/>
      <text:p text:style-name="P12">Притяжательные прилагательные</text:p>
      <text:p text:style-name="Text_20_body"/>
      <text:p text:style-name="P1">Единственное число</text:p>
      <text:p text:style-name="Text_20_body"/>
      <text:p text:style-name="P2">mi - мой</text:p>
      <text:p text:style-name="P2"><text:soft-page-break/>tu - твой</text:p>
      <text:p text:style-name="P2">su — ее, его, Ваш</text:p>
      <text:p text:style-name="P2">nuestro(-a) - наш</text:p>
      <text:p text:style-name="P2">vuestro(-a) — ваш (друж)</text:p>
      <text:p text:style-name="P2">su — их, Ваш (вежл)</text:p>
      <text:p text:style-name="Text_20_body"/>
      <text:p text:style-name="P1">Множественное число</text:p>
      <text:p text:style-name="P2"/>
      <text:p text:style-name="P2">mis - мой</text:p>
      <text:p text:style-name="P2">tus - твой</text:p>
      <text:p text:style-name="P2">sus — ее, его, Ваш</text:p>
      <text:p text:style-name="P2">nuestros(-as) - наш</text:p>
      <text:p text:style-name="P2">vuestros(-as) — ваш (друж)</text:p>
      <text:p text:style-name="P2">sus — их, Ваш (вежл)</text:p>
      <text:p text:style-name="Text_20_body"/>
      <text:p text:style-name="Text_20_body"><text:bookmark-ref text:reference-format="page" text:ref-name="p14">30</text:bookmark-ref></text:p>
      <text:p text:style-name="Standard"/>
      <text:p text:style-name="Level_20_3">Глагол</text:p>
      <text:p text:style-name="Level_20_4"><text:bookmark-start text:name="ser and estar"/>Глаголы 'ser' и 'estar'<text:bookmark-end text:name="ser and estar"/></text:p>
      <text:p text:style-name="Text_20_body"/>
      <text:p text:style-name="P2">yo s<text:span text:style-name="T2">oy</text:span> </text:p>
      <text:p text:style-name="P2">tu e<text:span text:style-name="T2">res </text:span></text:p>
      <text:p text:style-name="P2">el e<text:span text:style-name="T2">s </text:span></text:p>
      <text:p text:style-name="P2">nostros so<text:span text:style-name="T2">mos </text:span></text:p>
      <text:p text:style-name="P2">vostros so<text:span text:style-name="T2">is </text:span></text:p>
      <text:p text:style-name="P2">ellos so<text:span text:style-name="T2">n </text:span></text:p>
      <text:p text:style-name="P2"/>
      <text:p text:style-name="P2">yo est<text:span text:style-name="T2">oy </text:span></text:p>
      <text:p text:style-name="P2">tu est<text:span text:style-name="T2">as </text:span></text:p>
      <text:p text:style-name="P2">el est<text:span text:style-name="T2">a </text:span></text:p>
      <text:p text:style-name="P2">nostros esta<text:span text:style-name="T2">mos </text:span></text:p>
      <text:p text:style-name="P2">vostros esta<text:span text:style-name="T2">is </text:span></text:p>
      <text:p text:style-name="P2">ellos est<text:span text:style-name="T2">an </text:span></text:p>
      <text:p text:style-name="P2"/>
      <text:p text:style-name="Level_20_4">Использование глагола 'ser'</text:p>
      <text:p text:style-name="P7"/>
      <text:p text:style-name="P7"><text:soft-page-break/>Используется для неотъемных характеристик или постоянных состояний:</text:p>
      <text:p text:style-name="P7"/>
      <text:list xml:id="list1599738696" text:style-name="L14">
        <text:list-item>
          <text:p text:style-name="P80">личности</text:p>
        </text:list-item>
      </text:list>
      <text:p text:style-name="P2">- Soy Carmen (Я Кармен)</text:p>
      <text:list xml:id="list509290769" text:continue-numbering="true" text:style-name="L14">
        <text:list-item>
          <text:p text:style-name="P80">принадлежности</text:p>
        </text:list-item>
      </text:list>
      <text:p text:style-name="P2">Es el perro de Juan (Это собака Жуана)</text:p>
      <text:list xml:id="list866525376" text:continue-numbering="true" text:style-name="L14">
        <text:list-item>
          <text:p text:style-name="P80">происхождения</text:p>
        </text:list-item>
      </text:list>
      <text:p text:style-name="P2">Mis amigos son de Madrid (Мои друзья из Мадрида)</text:p>
      <text:list xml:id="list1822129866" text:continue-numbering="true" text:style-name="L14">
        <text:list-item>
          <text:p text:style-name="P80">национальности</text:p>
        </text:list-item>
      </text:list>
      <text:p text:style-name="P2">Somos ingleses (Мы англичане)</text:p>
      <text:list xml:id="list831415548" text:continue-numbering="true" text:style-name="L14">
        <text:list-item>
          <text:p text:style-name="P80">рода занятий</text:p>
        </text:list-item>
      </text:list>
      <text:p text:style-name="P2">El padre de María es arquitecto (Отец Марии архитектор)</text:p>
      <text:list xml:id="list1295741085" text:continue-numbering="true" text:style-name="L14">
        <text:list-item>
          <text:p text:style-name="P80">материала</text:p>
        </text:list-item>
      </text:list>
      <text:p text:style-name="P2">El reloj es de oro (Эти часы из золота)</text:p>
      <text:list xml:id="list1752915327" text:continue-numbering="true" text:style-name="L14">
        <text:list-item>
          <text:p text:style-name="P80">характеристик</text:p>
        </text:list-item>
      </text:list>
      <text:p text:style-name="P2">Carlos es muy alto (Карлос очень высокий)</text:p>
      <text:list xml:id="list792959354" text:continue-numbering="true" text:style-name="L14">
        <text:list-item>
          <text:p text:style-name="P80">выражения времени</text:p>
        </text:list-item>
      </text:list>
      <text:p text:style-name="P2">Son las cinco (Сейчас пять часов)</text:p>
      <text:p text:style-name="P2">Hoy es lines (Сегодня понедельник)</text:p>
      <text:list xml:id="list1765764213" text:continue-numbering="true" text:style-name="L14">
        <text:list-item>
          <text:p text:style-name="P80">безличных состояний</text:p>
        </text:list-item>
      </text:list>
      <text:p text:style-name="P2">Es mejor esperar (Лучше подождать)</text:p>
      <text:p text:style-name="P7"/>
      <text:p text:style-name="P11">Использование глагола 'estar'</text:p>
      <text:p text:style-name="Text_20_body"/>
      <text:list xml:id="list39124391" text:continue-numbering="true" text:style-name="L14">
        <text:list-item>
          <text:p text:style-name="P80">временных состояний или условий</text:p>
        </text:list-item>
      </text:list>
      <text:p text:style-name="P2">- Pedro está enfermo (Педро болен)</text:p>
      <text:list xml:id="list1282497218" text:continue-numbering="true" text:style-name="L14">
        <text:list-item>
          <text:p text:style-name="P80">местоположения (временного или постоянного)</text:p>
        </text:list-item>
      </text:list>
      <text:p text:style-name="P2">- Carmen está en el salón (Кармен находится в гостинной)</text:p>
      <text:list xml:id="list211600267" text:continue-numbering="true" text:style-name="L14">
        <text:list-item>
          <text:p text:style-name="P80">с герундием при описании продолжительных действий, происходящих в данный момент</text:p>
        </text:list-item>
      </text:list>
      <text:p text:style-name="P2">- Los niños están jugando en el jardín (Дети играют в саду)</text:p>
      <text:list xml:id="list1762909027" text:continue-numbering="true" text:style-name="L14">
        <text:list-item>
          <text:p text:style-name="P80">с причасиями прош времени для пассивных конструкций</text:p>
        </text:list-item>
      </text:list>
      <text:list xml:id="list1932825365" text:style-name="L15">
        <text:list-item>
          <text:p text:style-name="P41">El ladrón está detenido por la policía (Вор схвачен полицией)</text:p>
          <text:p text:style-name="P83"/>
        </text:list-item>
      </text:list>
      <text:p text:style-name="Text_20_body">&lt;estar + para&gt; - быть готовым что-то сделать:</text:p>
      <text:list xml:id="list1283759137" text:style-name="L16">
        <text:list-item>
          <text:p text:style-name="P42">el tren está para llegar — поезд вот-вот прибудет</text:p>
        </text:list-item>
      </text:list>
      <text:p text:style-name="P2"><text:soft-page-break/></text:p>
      <text:p text:style-name="Text_20_body">См упражнения <text:a xlink:type="simple" xlink:href="#pereiro 7">p7</text:a>.</text:p>
      <text:p text:style-name="Text_20_body"/>
      <text:p text:style-name="Level_20_4">Правильные глаголы</text:p>
      <text:p text:style-name="Text_20_body"/>
      <text:p text:style-name="Level_20_5"><text:span text:style-name="T1">Типы спряжений</text:span> </text:p>
      <text:p text:style-name="Text_20_body"/>
      <text:p text:style-name="P2">I <text:s text:c="2"/>- -ar </text:p>
      <text:p text:style-name="P2">II <text:s/>- -er </text:p>
      <text:p text:style-name="P2">III - -ir </text:p>
      <text:p text:style-name="P2"/>
      <text:p text:style-name="Level_20_5">Presente de indicative </text:p>
      <text:p text:style-name="Level_20_6">Спряжение I</text:p>
      <text:p text:style-name="Text_20_body"/>
      <text:p text:style-name="P2">habl<text:span text:style-name="T2">ar</text:span></text:p>
      <text:p text:style-name="P2"/>
      <text:p text:style-name="P2">yo <text:s text:c="8"/><text:tab/>habl<text:span text:style-name="T2">o</text:span></text:p>
      <text:p text:style-name="P2">tu <text:s text:c="8"/><text:tab/>habl<text:span text:style-name="T2">as</text:span></text:p>
      <text:p text:style-name="P2">el <text:s text:c="8"/><text:tab/>habl<text:span text:style-name="T2">a </text:span></text:p>
      <text:p text:style-name="P2">nostros<text:tab/>habl<text:span text:style-name="T2">amos</text:span></text:p>
      <text:p text:style-name="P2">vostros <text:s text:c="3"/><text:tab/>habl<text:span text:style-name="T2">ais</text:span></text:p>
      <text:p text:style-name="P2">ellos <text:s text:c="5"/><text:tab/>habl<text:span text:style-name="T2">an</text:span></text:p>
      <text:p text:style-name="P2"/>
      <text:p text:style-name="Level_20_6">Спряжение II</text:p>
      <text:p text:style-name="Standard"/>
      <text:p text:style-name="P2">com<text:span text:style-name="T2">er</text:span></text:p>
      <text:p text:style-name="P2"/>
      <text:p text:style-name="P2">yo <text:s text:c="8"/><text:tab/>com<text:span text:style-name="T2">o</text:span></text:p>
      <text:p text:style-name="P2">tu <text:s text:c="8"/><text:tab/>com<text:span text:style-name="T2">es</text:span></text:p>
      <text:p text:style-name="P2">el <text:s text:c="8"/><text:tab/>com<text:span text:style-name="T2">e</text:span></text:p>
      <text:p text:style-name="P2">nostros<text:tab/>com<text:span text:style-name="T2">emos</text:span></text:p>
      <text:p text:style-name="P2">vostros <text:s text:c="3"/><text:tab/>com<text:span text:style-name="T2">eis</text:span></text:p>
      <text:p text:style-name="P2">ellos <text:s text:c="5"/><text:tab/>com<text:span text:style-name="T2">en</text:span></text:p>
      <text:p text:style-name="P2"/>
      <text:p text:style-name="Level_20_6">Спряжение III</text:p>
      <text:p text:style-name="Text_20_body"/>
      <text:p text:style-name="P2"><text:soft-page-break/>escrib<text:span text:style-name="T2">ir </text:span></text:p>
      <text:p text:style-name="P2"/>
      <text:p text:style-name="P2">yo <text:s text:c="8"/><text:tab/>escrib<text:span text:style-name="T2">o</text:span> </text:p>
      <text:p text:style-name="P2">tu <text:s text:c="8"/><text:tab/>escrib<text:span text:style-name="T2">es </text:span></text:p>
      <text:p text:style-name="P2">el <text:s text:c="8"/><text:tab/>escrib<text:span text:style-name="T2">e </text:span></text:p>
      <text:p text:style-name="P2">nostros<text:tab/>escrib<text:span text:style-name="T2">imos </text:span></text:p>
      <text:p text:style-name="P2">vostros <text:s text:c="3"/><text:tab/>escrib<text:span text:style-name="T2">is </text:span></text:p>
      <text:p text:style-name="P2">ellos <text:s text:c="5"/><text:tab/>escrib<text:span text:style-name="T2">en </text:span></text:p>
      <text:p text:style-name="P8">См. упражнение <text:a xlink:type="simple" xlink:href="#pereiro 11">#pereiro 11</text:a>.</text:p>
      <text:p text:style-name="Text_20_body"/>
      <text:p text:style-name="Level_20_4">Неправильные глаголы</text:p>
      <text:p text:style-name="Level_20_5">ir (идти) </text:p>
      <text:p text:style-name="Text_20_body"/>
      <text:list xml:id="list2084451097" text:style-name="L17">
        <text:list-item>
          <text:p text:style-name="P81">ходить, идти</text:p>
        </text:list-item>
        <text:list-item>
          <text:p text:style-name="P81">собираться что-либо сделать (ir a + инфинитив = буд время)</text:p>
        </text:list-item>
        <text:list-item>
          <text:p text:style-name="P81">vomos - давайте</text:p>
        </text:list-item>
      </text:list>
      <text:p text:style-name="Text_20_body"/>
      <text:p text:style-name="P2">yo voy </text:p>
      <text:p text:style-name="P2">tu vas </text:p>
      <text:p text:style-name="P2">el va </text:p>
      <text:p text:style-name="P2">nostros vamos </text:p>
      <text:p text:style-name="P2">vostros vais </text:p>
      <text:p text:style-name="P2">ellos van </text:p>
      <text:p text:style-name="Text_20_body"/>
      <text:list xml:id="list1040721515" text:style-name="L18">
        <text:list-item>
          <text:p text:style-name="P43">Van a la iglesia. <text:s/>(Они ходят в церковь)</text:p>
        </text:list-item>
        <text:list-item>
          <text:p text:style-name="P43">Voy a comprar un periódico. <text:s text:c="2"/>(Я собираюсь купить газету)</text:p>
        </text:list-item>
        <text:list-item>
          <text:p text:style-name="P43">Vomos a comprar los billetes. <text:s text:c="2"/>(Давайте купим билеты / Мы купим билеты)</text:p>
        </text:list-item>
      </text:list>
      <text:p text:style-name="P2"/>
      <text:p text:style-name="Level_20_5">venir (приходить) </text:p>
      <text:p text:style-name="Text_20_body"/>
      <text:p text:style-name="P2">yo vengo </text:p>
      <text:p text:style-name="P2">tu vienes </text:p>
      <text:p text:style-name="P2">el viene </text:p>
      <text:p text:style-name="P2">nostros venimos </text:p>
      <text:p text:style-name="P2">vostros venis </text:p>
      <text:p text:style-name="P2"><text:soft-page-break/>ellos vienen </text:p>
      <text:p text:style-name="P2"/>
      <text:p text:style-name="Level_20_5">querer (хотеть) </text:p>
      <text:p text:style-name="Text_20_body"/>
      <text:p text:style-name="P2">yo quiero </text:p>
      <text:p text:style-name="P2">tu quieres</text:p>
      <text:p text:style-name="P2">el quiere </text:p>
      <text:p text:style-name="P2">nostros queremos</text:p>
      <text:p text:style-name="P2">vostros quereis</text:p>
      <text:p text:style-name="P2">ellos quieren</text:p>
      <text:p text:style-name="Text_20_body"/>
      <text:p text:style-name="Level_20_5">poder (мочь) </text:p>
      <text:p text:style-name="Text_20_body"/>
      <text:p text:style-name="P2">yo puedo </text:p>
      <text:p text:style-name="P2">tu puedes</text:p>
      <text:p text:style-name="P2">el puede</text:p>
      <text:p text:style-name="P2">nostros podemos</text:p>
      <text:p text:style-name="P2">vostros podeis</text:p>
      <text:p text:style-name="P2">ellos pueden</text:p>
      <text:p text:style-name="Text_20_body"/>
      <text:p text:style-name="Level_20_4">Герундий</text:p>
      <text:p text:style-name="Text_20_body"/>
      <text:p text:style-name="P2">-ar → -ando</text:p>
      <text:p text:style-name="P2">-er -ir → iendo</text:p>
      <text:p text:style-name="P2"/>
      <text:list xml:id="list611670394" text:style-name="L19">
        <text:list-item>
          <text:p text:style-name="P44">hablar → hablando (говоря)</text:p>
        </text:list-item>
        <text:list-item>
          <text:p text:style-name="P44">comer → comiendo (кушая)</text:p>
        </text:list-item>
        <text:list-item>
          <text:p text:style-name="P44">vivir → viviendo (живя)</text:p>
        </text:list-item>
      </text:list>
      <text:p text:style-name="Text_20_body"/>
      <text:p text:style-name="Text_20_body"><text:span text:style-name="T2">Estar + герундий</text:span> для выражения продолжительного времени в настоящий момент (спряжение estar смотри <text:bookmark-ref text:reference-format="page" text:ref-name="ser and estar">8</text:bookmark-ref><text:bookmark-ref text:reference-format="page" text:ref-name="ser and estar">8</text:bookmark-ref>).</text:p>
      <text:list xml:id="list602197296" text:style-name="L20">
        <text:list-item>
          <text:p text:style-name="P45">Ramón está bebiendo vino. (Рамон пьет вино)</text:p>
        </text:list-item>
        <text:list-item>
          <text:p text:style-name="P45">Estoy aprenderiendo franc'és. (Я учу французский)</text:p>
        </text:list-item>
      </text:list>
      <text:p text:style-name="Text_20_body"/>
      <text:p text:style-name="Level_20_4">Причастия прошедшего времени</text:p>
      <text:p text:style-name="Text_20_body"/>
      <text:p text:style-name="Text_20_body"><text:soft-page-break/>-ar → -ado</text:p>
      <text:p text:style-name="Text_20_body">-er, -ir → -ido</text:p>
      <text:p text:style-name="Text_20_body"/>
      <text:list xml:id="list716429405" text:style-name="L21">
        <text:list-item>
          <text:p text:style-name="P46">hablar → hablado</text:p>
        </text:list-item>
        <text:list-item>
          <text:p text:style-name="P46">comer → comido </text:p>
        </text:list-item>
        <text:list-item>
          <text:p text:style-name="P46">vivir → vivido</text:p>
        </text:list-item>
      </text:list>
      <text:p text:style-name="P7"/>
      <text:p text:style-name="P7">Неправильные:</text:p>
      <text:p text:style-name="P7"/>
      <text:list xml:id="list746526812" text:style-name="L22">
        <text:list-item>
          <text:p text:style-name="P47">escribir → escrito</text:p>
        </text:list-item>
        <text:list-item>
          <text:p text:style-name="P47">ver → visto</text:p>
        </text:list-item>
        <text:list-item>
          <text:p text:style-name="P47">hacer → hecho</text:p>
        </text:list-item>
        <text:list-item>
          <text:p text:style-name="P47">decir → dicho</text:p>
        </text:list-item>
      </text:list>
      <text:p text:style-name="Text_20_body"/>
      <text:p text:style-name="Level_20_4">Pretérito Perfecto de Indicativo</text:p>
      <text:p text:style-name="Standard"/>
      <text:p text:style-name="Text_20_body">Уже совершено на момент речи.</text:p>
      <text:p text:style-name="Text_20_body"/>
      <text:p text:style-name="Text_20_body">haber + причастие прошедшего времени</text:p>
      <text:p text:style-name="Text_20_body"/>
      <text:list xml:id="list1946138442" text:style-name="L23">
        <text:list-item>
          <text:p text:style-name="P48">he comprado</text:p>
        </text:list-item>
        <text:list-item>
          <text:p text:style-name="P48">has comprado</text:p>
        </text:list-item>
        <text:list-item>
          <text:p text:style-name="P48">ha comprado</text:p>
        </text:list-item>
        <text:list-item>
          <text:p text:style-name="P48">hemos comprado</text:p>
        </text:list-item>
        <text:list-item>
          <text:p text:style-name="P48">habéis comprado</text:p>
        </text:list-item>
        <text:list-item>
          <text:p text:style-name="P48">han comprado</text:p>
        </text:list-item>
      </text:list>
      <text:p text:style-name="P2"/>
      <text:list xml:id="list187484547" text:style-name="L24">
        <text:list-item>
          <text:p text:style-name="P49">Hemos viajado todo el día. <text:s/>(Мы проездили весь день)</text:p>
          <text:p text:style-name="P49"/>
        </text:list-item>
      </text:list>
      <text:p text:style-name="Level_20_4">Вспомогательный глагол haber</text:p>
      <text:p text:style-name="Text_20_body"/>
      <text:p text:style-name="Text_20_body">Используется когда глагол опущен</text:p>
      <text:p text:style-name="Text_20_body"/>
      <text:list xml:id="list1483462125" text:style-name="L25">
        <text:list-item>
          <text:p text:style-name="P50">En la playa hay una barca. <text:s text:c="2"/>(На берегу — лодка)</text:p>
        </text:list-item>
        <text:list-item>
          <text:p text:style-name="P50">En esta ciudad haymuchos turistas.</text:p>
        </text:list-item>
        <text:list-item>
          <text:p text:style-name="P50"><text:soft-page-break/>¿Hay una barca en la playa?</text:p>
        </text:list-item>
        <text:list-item>
          <text:p text:style-name="P50">¿Qué hay en la playa?</text:p>
        </text:list-item>
        <text:list-item>
          <text:p text:style-name="P50">¿Hay muchos turistas en esta ciudad?</text:p>
        </text:list-item>
      </text:list>
      <text:p text:style-name="P2"/>
      <text:p text:style-name="P7">Hay que + инфинитив = необходимость действия:</text:p>
      <text:p text:style-name="P7"/>
      <text:list xml:id="list670825864" text:style-name="L26">
        <text:list-item>
          <text:p text:style-name="P51">Hay que var la catedral. <text:s/>(Надо посмотреть собор)</text:p>
        </text:list-item>
        <text:list-item>
          <text:p text:style-name="P51">No hay que llorar. <text:s/>(Не надо плакать)</text:p>
        </text:list-item>
      </text:list>
      <text:p text:style-name="Text_20_body"/>
      <text:p text:style-name="Text_20_body"/>
      <text:p text:style-name="Level_20_3">Числительные</text:p>
      <text:p text:style-name="Level_20_4">Количественные числительные</text:p>
      <text:p text:style-name="Text_20_body"/>
      <text:p text:style-name="Text_20_body"/>
      <text:p text:style-name="Text_20_body">1-10: uno, dos , tress, cuatro, cinco, seis, siete, ocho, nueve, diez</text:p>
      <text:p text:style-name="Text_20_body">11-20: <text:s/>once, doce, trece, catorce, quince, <text:s/><text:span text:style-name="T2">dieci</text:span>séis, <text:span text:style-name="T2">dieci</text:span>siete, <text:span text:style-name="T2">dieci</text:span>ocho, <text:span text:style-name="T2">dieci</text:span>nueve, veinte</text:p>
      <text:p text:style-name="Text_20_body">20-30: <text:span text:style-name="T2">veinti</text:span>uno, <text:span text:style-name="T2">veinti</text:span>dós, <text:span text:style-name="T2">veinti</text:span>trés, <text:span text:style-name="T2">veinti</text:span>cuatro, <text:span text:style-name="T2">veinti</text:span>cinco, <text:span text:style-name="T2">veinti</text:span>séis … treinta</text:p>
      <text:p text:style-name="Text_20_body">30-40: treinta, <text:s/>treinta y uno uno, <text:s/><text:span text:style-name="T2">treinta y</text:span> dos … <text:s/>cuareta</text:p>
      <text:p text:style-name="Text_20_body">50: cincuenta</text:p>
      <text:p text:style-name="Text_20_body">60: sesenta</text:p>
      <text:p text:style-name="Text_20_body">70: setenta</text:p>
      <text:p text:style-name="Text_20_body">80: ochenta</text:p>
      <text:p text:style-name="Text_20_body">90: noventa</text:p>
      <text:p text:style-name="Text_20_body">100: ciento</text:p>
      <text:p text:style-name="Text_20_body">101: ciento dos …</text:p>
      <text:p text:style-name="Text_20_body">199: ciento noventa y nueve</text:p>
      <text:p text:style-name="Text_20_body">200: doscientos</text:p>
      <text:p text:style-name="Text_20_body">300: trescientos</text:p>
      <text:p text:style-name="Text_20_body">1000: mil</text:p>
      <text:p text:style-name="Text_20_body">2000: <text:s/>dos mil</text:p>
      <text:p text:style-name="Text_20_body"/>
      <text:p text:style-name="Level_20_4">Порядковые числительные</text:p>
      <text:p text:style-name="Text_20_body"/>
      <text:p text:style-name="Text_20_body">1th - primero</text:p>
      <text:p text:style-name="Text_20_body"><text:soft-page-break/>2th - segundo</text:p>
      <text:p text:style-name="Text_20_body">3th - tercero</text:p>
      <text:p text:style-name="Text_20_body">4<text:span text:style-name="T8">th</text:span> - cuarto</text:p>
      <text:p text:style-name="Text_20_body">5<text:span text:style-name="T8">th</text:span> - quinto</text:p>
      <text:p text:style-name="Text_20_body">6<text:span text:style-name="T8">th</text:span> - sexto</text:p>
      <text:p text:style-name="Text_20_body">7<text:span text:style-name="T8">th</text:span> - séptimo</text:p>
      <text:p text:style-name="Text_20_body">8<text:span text:style-name="T8">th</text:span> - octavo</text:p>
      <text:p text:style-name="Text_20_body">9<text:span text:style-name="T8">th</text:span> - noveno</text:p>
      <text:p text:style-name="Text_20_body">10<text:span text:style-name="T8">th</text:span> - décimo</text:p>
      <text:p text:style-name="Text_20_body"/>
      <text:p text:style-name="Text_20_body">Перед сущ муж рода и ед числа → primer, tercer:</text:p>
      <text:p text:style-name="Text_20_body"/>
      <text:list xml:id="list407118501" text:style-name="L53">
        <text:list-item>
          <text:p text:style-name="P70">El primer hombre (Первый человек)</text:p>
          <text:p text:style-name="P93"/>
        </text:list-item>
      </text:list>
      <text:p text:style-name="Text_20_body"/>
      <text:p text:style-name="Level_20_3">Предлоги</text:p>
      <text:p text:style-name="Standard"/>
      <text:p text:style-name="Standard"><text:span text:style-name="T2">a</text:span> - направленное движение</text:p>
      <text:p text:style-name="Standard"/>
      <text:list xml:id="list298014225" text:style-name="L54">
        <text:list-item>
          <text:p text:style-name="P21">Victor va a la universidad.</text:p>
        </text:list-item>
      </text:list>
      <text:p text:style-name="P13"/>
      <text:p text:style-name="P14"><text:span text:style-name="T2">de</text:span> — принадлежность и исходный пункт движения</text:p>
      <text:p text:style-name="P13"/>
      <text:list xml:id="list1748847747" text:style-name="L55">
        <text:list-item>
          <text:p text:style-name="P22">el libro de Víctor</text:p>
        </text:list-item>
        <text:list-item>
          <text:p text:style-name="P22">Andrés sale de la universidad.</text:p>
        </text:list-item>
      </text:list>
      <text:p text:style-name="P13"/>
      <text:p text:style-name="Standard"><text:span text:style-name="T2">сon</text:span> — с кем либо</text:p>
      <text:p text:style-name="Standard"/>
      <text:list xml:id="list423191607" text:continue-numbering="true" text:style-name="L55">
        <text:list-item>
          <text:p text:style-name="P22">Alberto habla con su compañero.</text:p>
        </text:list-item>
      </text:list>
      <text:p text:style-name="P27"/>
      <text:p text:style-name="P19">por <text:span text:style-name="T1">- по</text:span></text:p>
      <text:p text:style-name="Standard"/>
      <text:list xml:id="list986194851" text:style-name="L56">
        <text:list-item>
          <text:p text:style-name="P23">Salvador pasea por la Avenida de Colón.</text:p>
        </text:list-item>
      </text:list>
      <text:p text:style-name="P13"/>
      <text:p text:style-name="P14"><text:span text:style-name="T2">sobre</text:span> — на (чем либо), о (чем-либо)</text:p>
      <text:p text:style-name="Standard"/>
      <text:list xml:id="list1256286931" text:style-name="L57">
        <text:list-item>
          <text:p text:style-name="P24">El libro está sobre la mesa.</text:p>
        </text:list-item>
        <text:list-item>
          <text:p text:style-name="P24">Alberto lee un relato sobre Moscú.</text:p>
        </text:list-item>
      </text:list>
      <text:p text:style-name="Standard"/>
      <text:p text:style-name="Level_20_2">Построение приложений</text:p>
      <text:p text:style-name="Level_20_3">Принадлежность</text:p>
      <text:p text:style-name="Standard"/>
      <text:p text:style-name="Standard"/>
      <text:p text:style-name="Text_20_body"><text:soft-page-break/>кого? чего? чей ? -&gt; de </text:p>
      <text:p text:style-name="Text_20_body"/>
      <text:list xml:id="list543893825" text:style-name="L50">
        <text:list-item>
          <text:p text:style-name="P67">El padre de Juan (отец хуана)</text:p>
        </text:list-item>
      </text:list>
      <text:list xml:id="list314420332" text:style-name="L49">
        <text:list-item>
          <text:p text:style-name="P66">El paraguas de la mujer (зонт женщины)</text:p>
        </text:list-item>
        <text:list-item>
          <text:p text:style-name="P66">La orilla del rio (берег реки)</text:p>
        </text:list-item>
      </text:list>
      <text:p text:style-name="P2"/>
      <text:list xml:id="list620252467" text:style-name="L45">
        <text:list-header>
          <text:p text:style-name="P97">Простое повествовательное предложение</text:p>
        </text:list-header>
      </text:list>
      <text:p text:style-name="Text_20_body"/>
      <text:p text:style-name="Text_20_body">Подл + сказ</text:p>
      <text:p text:style-name="P2"/>
      <text:list xml:id="list1194862646" text:style-name="L51">
        <text:list-item>
          <text:p text:style-name="P68">Arturo lee.</text:p>
        </text:list-item>
      </text:list>
      <text:p text:style-name="P2"/>
      <text:list xml:id="list502610806" text:continue-list="list620252467" text:style-name="L45">
        <text:list-header>
          <text:p text:style-name="P97">Вопросительные предожения без вопросительного слова</text:p>
        </text:list-header>
      </text:list>
      <text:p text:style-name="Text_20_body"/>
      <text:p text:style-name="Text_20_body">Сказ + подлежащее</text:p>
      <text:p text:style-name="Text_20_body"/>
      <text:list xml:id="list1296272543" text:style-name="L52">
        <text:list-item>
          <text:p text:style-name="P69">¿Escribe Alberto?</text:p>
        </text:list-item>
        <text:list-item>
          <text:p text:style-name="P69">Si, Alberto escribe.</text:p>
        </text:list-item>
      </text:list>
      <text:p text:style-name="Text_20_body"/>
      <text:p text:style-name="P96">Вопроc к определению</text:p>
      <text:p text:style-name="Text_20_body"/>
      <text:list xml:id="list1572476056" text:style-name="L58">
        <text:list-item>
          <text:p text:style-name="P71">¿Qué revista lee Fernardo?</text:p>
        </text:list-item>
        <text:list-item>
          <text:p text:style-name="P71">¿A qué universidad va Fernardo?</text:p>
        </text:list-item>
        <text:list-item>
          <text:p text:style-name="P71">¿De qué universidad sale?</text:p>
        </text:list-item>
        <text:list-item>
          <text:p text:style-name="P71">¿En qué teatro entra Fernando?</text:p>
        </text:list-item>
        <text:list-item>
          <text:p text:style-name="P71">¿Por qué avenida pasea Fernardo?</text:p>
        </text:list-item>
      </text:list>
      <text:p text:style-name="Text_20_body"/>
      <text:p text:style-name="P96">Вопроc к обстоятельству места</text:p>
      <text:p text:style-name="Text_20_body"/>
      <text:list xml:id="list1711740423" text:style-name="L59">
        <text:list-item>
          <text:p text:style-name="P72">¿Dónde vive Fernardo? <text:s/>(где)</text:p>
        </text:list-item>
        <text:list-item>
          <text:p text:style-name="P72">¿Adónde va Andréas? <text:s/>(куда)</text:p>
        </text:list-item>
        <text:list-item>
          <text:p text:style-name="P72">¿De dónde sale Alberto? (откуда)</text:p>
        </text:list-item>
        <text:list-item>
          <text:p text:style-name="P72">¿Por dónde pasea Pablo? (где)</text:p>
        </text:list-item>
      </text:list>
      <text:p text:style-name="Text_20_body"/>
      <text:p text:style-name="P96"><text:soft-page-break/>Вопроc к главным членам предложения</text:p>
      <text:p text:style-name="Text_20_body"/>
      <text:p text:style-name="Text_20_body">К подлежащему — quién(es):</text:p>
      <text:p text:style-name="Text_20_body"/>
      <text:list xml:id="list799421285" text:style-name="L61">
        <text:list-item>
          <text:p text:style-name="P74">¿Quién entra en la clase?</text:p>
        </text:list-item>
      </text:list>
      <text:p text:style-name="Text_20_body"/>
      <text:p text:style-name="Text_20_body">К сказуемому — qué hace(n):</text:p>
      <text:p text:style-name="Text_20_body"/>
      <text:list xml:id="list992190382" text:style-name="L60">
        <text:list-item>
          <text:p text:style-name="P73">¿Qué hace Fernando? <text:s text:c="2"/>(Что делает …)</text:p>
        </text:list-item>
        <text:list-item>
          <text:p text:style-name="P73">Lee.</text:p>
        </text:list-item>
      </text:list>
      <text:p text:style-name="Text_20_body"/>
      <text:p text:style-name="P96">Вопроc к дополнению</text:p>
      <text:p text:style-name="P14"/>
      <text:list xml:id="list802773948" text:style-name="L62">
        <text:list-item>
          <text:p text:style-name="P25">Saludo a Alberto. <text:s/>( я приветсвую альберто)</text:p>
        </text:list-item>
        <text:list-item>
          <text:p text:style-name="P25">¿A quién saluda Pedro? <text:s text:c="2"/>(кого приветсвует альберто)</text:p>
        </text:list-item>
        <text:list-item>
          <text:p text:style-name="P25">¿A quién contesta Pedro? <text:s/>(кому отвечает педро)</text:p>
        </text:list-item>
      </text:list>
      <text:p text:style-name="P14"/>
      <text:list xml:id="list1477778681" text:continue-list="list502610806" text:style-name="L45">
        <text:list-header>
          <text:p text:style-name="P99">Прямое дополнение</text:p>
        </text:list-header>
      </text:list>
      <text:p text:style-name="Text_20_body"/>
      <text:p text:style-name="Text_20_body">Все глаголы (искл. <text:span text:style-name="T6">Tener</text:span>) требуют после себя предлога, когда в роли прямого дополнения выступает конкретный человек или животное:</text:p>
      <text:p text:style-name="P2"/>
      <text:list xml:id="list828177430" text:style-name="L46">
        <text:list-item>
          <text:p text:style-name="P63">Llamo a Pedro. <text:s text:c="3"/>(Я зову Педро)</text:p>
        </text:list-item>
        <text:list-item>
          <text:p text:style-name="P63">Llamo a mi perro. <text:s text:c="3"/>(Я зову свою собаку)</text:p>
        </text:list-item>
        <text:list-item>
          <text:p text:style-name="P63">Tiene un perro. <text:s text:c="3"/>(У него есть собака)</text:p>
        </text:list-item>
        <text:list-item>
          <text:p text:style-name="P63">Compra el libro.</text:p>
        </text:list-item>
      </text:list>
      <text:p text:style-name="Text_20_body"/>
      <text:p text:style-name="Text_20_body"/>
      <text:p text:style-name="Level_20_1">Упражнения </text:p>
      <text:p text:style-name="Standard"/>
      <text:p text:style-name="Level_20_2">Учебник 1</text:p>
      <text:p text:style-name="Standard"/>
      <text:p text:style-name="Text_20_body">1.18.a </text:p>
      <text:p text:style-name="Text_20_body"/>
      <text:p text:style-name="Text_20_body"><text:s text:c="3"/>una cartera, un libro, una novela, un puro, una carta, un vaso, una pluma, una fruta, una suma, un teatro </text:p>
      <text:p text:style-name="Text_20_body"/>
      <text:p text:style-name="Text_20_body">1.18.b </text:p>
      <text:p text:style-name="Text_20_body"><text:soft-page-break/></text:p>
      <text:p text:style-name="Text_20_body"><text:s text:c="3"/>la cartera, el libro, la novela, el puro, la carta, el vaso, la pluma, la fruta, la suma, el teatro </text:p>
      <text:p text:style-name="Text_20_body"/>
      <text:p text:style-name="Text_20_body">1.19 </text:p>
      <text:p text:style-name="Text_20_body"/>
      <text:p text:style-name="Text_20_body"><text:s text:c="2"/>Arturo toma un libro. </text:p>
      <text:p text:style-name="Text_20_body"><text:s text:c="2"/>Arturo toma una novela. </text:p>
      <text:p text:style-name="Text_20_body"><text:s text:c="2"/>Arturo toma un puro. <text:s text:c="4"/></text:p>
      <text:p text:style-name="Text_20_body"><text:s text:c="2"/>Arturo toma una carta. <text:s/></text:p>
      <text:p text:style-name="Text_20_body"><text:s text:c="2"/>Arturo tom un vaso. <text:s/></text:p>
      <text:p text:style-name="Text_20_body"><text:s text:c="2"/>Arturo toma una fruta. <text:s/></text:p>
      <text:p text:style-name="Text_20_body"><text:s text:c="2"/>Arturo toma un sobre. <text:s/></text:p>
      <text:p text:style-name="Text_20_body"/>
      <text:p text:style-name="Text_20_body">1.20 </text:p>
      <text:p text:style-name="Text_20_body"/>
      <text:p text:style-name="Text_20_body"><text:s text:c="2"/>Alberto toma una pluma. Alberto escribe una carta. Toma el sobre. Mete la carta en el sobre. </text:p>
      <text:p text:style-name="Text_20_body"><text:s text:c="2"/>Manalo toma un libro. Lee el libro. </text:p>
      <text:p text:style-name="Text_20_body"><text:s text:c="2"/>Arturo lee la novela La base. </text:p>
      <text:p text:style-name="Text_20_body"><text:s text:c="2"/>Benito fuma un puro. </text:p>
      <text:p text:style-name="Text_20_body"><text:s text:c="2"/>Pablo toma una cartera </text:p>
      <text:p text:style-name="Text_20_body"/>
      <text:p text:style-name="Text_20_body">1.22 </text:p>
      <text:p text:style-name="Text_20_body"/>
      <text:p text:style-name="Text_20_body"><text:s text:c="2"/>Alberto lee. Alonco escribe. Benito habla. Pable come. Arturo fuma. </text:p>
      <text:p text:style-name="Text_20_body"/>
      <text:p text:style-name="Text_20_body">1.23 </text:p>
      <text:p text:style-name="Text_20_body"/>
      <text:p text:style-name="Text_20_body"><text:s text:c="2"/>1. ?Lee Benito? 2. ?Escribe Alonso? 3. ?Habla Arturo? 4. ?Come Alberto? 5. ?Bebe amaro? 6. ?Fuma Pablo? </text:p>
      <text:p text:style-name="Text_20_body"/>
      <text:p text:style-name="Text_20_body">1.24.a </text:p>
      <text:p text:style-name="Text_20_body"/>
      <text:p text:style-name="Text_20_body"><text:s text:c="2"/>1. Si, Benito lee. 2. Si, Amaro escribe. 3. Si, Alberto come. 4. Si, Pablo fuma. 5. Si, Alonse habla. 6. Si, Arturo bebe. </text:p>
      <text:p text:style-name="Text_20_body"/>
      <text:p text:style-name="Text_20_body"><text:soft-page-break/>1.24.b </text:p>
      <text:p text:style-name="Text_20_body"/>
      <text:p text:style-name="Text_20_body"><text:s text:c="2"/>1. No, no lee. 2. No, no escribe. 3. No, no come. 4. No, no fuma. 5. No, no hable. 6. No, no bebe. </text:p>
      <text:p text:style-name="Text_20_body"><text:s/></text:p>
      <text:p text:style-name="Text_20_body">1.25 </text:p>
      <text:p text:style-name="Text_20_body"/>
      <text:p text:style-name="Text_20_body"><text:s text:c="2"/>1. ?Lee Pablo? 2. ?Escribe Alberto? 3. Come Amaro? 4. ?Fuma Arturo? 5. Habla Benito? </text:p>
      <text:p text:style-name="Text_20_body"/>
      <text:p text:style-name="Text_20_body">1.26 </text:p>
      <text:p text:style-name="Text_20_body"/>
      <text:p text:style-name="Text_20_body"><text:s text:c="2"/>1. ?Lee Pablo? - No, no lee. 2. ?Escribe Arturo? - Si, escribe. 3. ?Habla Alberto? - No, no habla. 4. ?Come Benito? - No, no come. 5. ?Bebe Alsono? - No, no bebe. Alsono fuma. </text:p>
      <text:p text:style-name="Text_20_body"/>
      <text:p text:style-name="Text_20_body">1.27 </text:p>
      <text:p text:style-name="Text_20_body"/>
      <text:p text:style-name="Text_20_body"><text:s text:c="2"/>Arturo toma in libro. Benito saca una novela. Amaro lee una carta. </text:p>
      <text:p text:style-name="Text_20_body"/>
      <text:p text:style-name="Text_20_body">1.28 </text:p>
      <text:p text:style-name="Text_20_body"/>
      <text:p text:style-name="Text_20_body"><text:s text:c="2"/>Arturo lee una carta. Arturo escribe una carta. Benito abre una cartera. Benito saca una pluma. </text:p>
      <text:p text:style-name="Text_20_body"/>
      <text:p text:style-name="Text_20_body">1.29 </text:p>
      <text:p text:style-name="Text_20_body"/>
      <text:p text:style-name="Text_20_body"><text:s text:c="2"/>1. ?Que toma Alberto? ?Que abre Alberto? 2. ?Que saca Alberto? ?Que lee Alberto? 3. <text:s/>?Que sca Benito? ?Que escribe Benito? ?Que toma Benito? </text:p>
      <text:p text:style-name="Text_20_body"/>
      <text:p text:style-name="Text_20_body">1.30 </text:p>
      <text:p text:style-name="Text_20_body"/>
      <text:p text:style-name="Text_20_body"><text:s text:c="2"/>1. Arturo toma una pluma. Escribe una carta. Saca un sobre. Arturo mete una la carta en el sobre. 2. Amaro toma un libro. Lee el libro. 3. Alberto abre aun cartero. Saca la novela Base. </text:p>
      <text:p text:style-name="Text_20_body"/>
      <text:p text:style-name="Text_20_body"><text:s text:c="2"/>1. ?Que toma Pablo? - Toma una pluma. 2. ?Que escribe Pablo? - Escribe una carta. </text:p>
      <text:p text:style-name="Text_20_body"/>
      <text:p text:style-name="Text_20_body"><text:soft-page-break/>1.33 </text:p>
      <text:p text:style-name="Text_20_body"/>
      <text:p text:style-name="Text_20_body"><text:s text:c="2"/>1. No, no toma una carta. No, 2. Arturo toma una pluma. </text:p>
      <text:p text:style-name="Text_20_body"/>
      <text:p text:style-name="Text_20_body">1.36 ?Que toma Arturo? Arturo toma una cartera. ?Toma Arturo una cartera? Si, toma una cartera. ?Que saca Arturo? Arturo toma un libro. </text:p>
      <text:p text:style-name="Text_20_body"/>
      <text:p text:style-name="Text_20_body">2.12 </text:p>
      <text:p text:style-name="Text_20_body"/>
      <text:p text:style-name="Text_20_body"><text:s text:c="2"/>cartreras, libros, plumas, cartas, vasos, frutas, puros, bases, clases, capitales, intereses </text:p>
      <text:p text:style-name="Text_20_body"/>
      <text:p text:style-name="Text_20_body">2.13 </text:p>
      <text:p text:style-name="Text_20_body"/>
      <text:p text:style-name="Text_20_body"><text:s text:c="2"/>las capitales, las calles, las avinidas, las universidades, las cases, las novelas, los a~nos, los paseos, los muchachos, los compa~neros. </text:p>
      <text:p text:style-name="Text_20_body"/>
      <text:p text:style-name="Text_20_body">2.22 </text:p>
      <text:p text:style-name="Text_20_body"/>
      <text:p text:style-name="Text_20_body"><text:s text:c="2"/>1. Benito va al instituto. Benito va al teatro Colon. 2. Pedro sale del teatro. 3. Fernando saca la carta del sobre. 4. Alberto va al Paseo de Marif. 5. Salvador toma los libros del professor. </text:p>
      <text:p text:style-name="Text_20_body"/>
      <text:p text:style-name="Text_20_body">2.24 </text:p>
      <text:p text:style-name="Text_20_body"/>
      <text:p text:style-name="Text_20_body"><text:s text:c="2"/>1. Andres lee el libro Havana. 2. Victor mira una revista cubana. 3. Pedro toma la cartera blanka. 4. Arturo vive en la calle Prominade. </text:p>
      <text:p text:style-name="Text_20_body"/>
      <text:p text:style-name="Text_20_body">2.25 </text:p>
      <text:p text:style-name="Text_20_body"/>
      <text:p text:style-name="Text_20_body"><text:s text:c="2"/>1. ?En que casa esta Fernando? 2. ?Que cartera toma Fernardo? 3. ?En que libros <text:s/>mete Fernarodo cartera? 4. ?A que universidad va Fernardo? 5. ?Por que calle va Fernardo? </text:p>
      <text:p text:style-name="Text_20_body"/>
      <text:p text:style-name="Text_20_body">2.27 </text:p>
      <text:p text:style-name="Text_20_body"/>
      <text:p text:style-name="Text_20_body"><text:s text:c="2"/>1. Andreas vive en Cuba. 2. Alsono esta en la universidad. 3. Fernardo va calle de Colon. 4. Arturo sale de la universidad. 5. Pable pasea por la Avenida. </text:p>
      <text:p text:style-name="Text_20_body"/>
      <text:p text:style-name="Text_20_body"><text:soft-page-break/>2.28 </text:p>
      <text:p text:style-name="Text_20_body"/>
      <text:p text:style-name="Text_20_body"><text:s text:c="2"/>1. ?Donde vive Arturo? 2. ?Adonde esta Ahora? 3. ? De donde sale Arturo? </text:p>
      <text:p text:style-name="Text_20_body"/>
      <text:p text:style-name="Text_20_body">3. 11 </text:p>
      <text:p text:style-name="Text_20_body"/>
      <text:p text:style-name="Text_20_body"><text:s text:c="2"/>comprar un libro </text:p>
      <text:p text:style-name="Text_20_body"/>
      <text:p text:style-name="Text_20_body"><text:s text:c="2"/>yo compro un libro </text:p>
      <text:p text:style-name="Text_20_body"><text:s text:c="2"/>tu compras un libro </text:p>
      <text:p text:style-name="Text_20_body"><text:s text:c="2"/>el compra un libro </text:p>
      <text:p text:style-name="Text_20_body"><text:s text:c="2"/>nostros compramos un libro </text:p>
      <text:p text:style-name="Text_20_body"><text:s text:c="2"/>vostros <text:s/>comprais un libro </text:p>
      <text:p text:style-name="Text_20_body"><text:s text:c="2"/>ellos compran un libro </text:p>
      <text:p text:style-name="Text_20_body"/>
      <text:p text:style-name="Text_20_body"><text:s text:c="2"/>leer un relaro </text:p>
      <text:p text:style-name="Text_20_body"/>
      <text:p text:style-name="Text_20_body"><text:s text:c="2"/>yo leo </text:p>
      <text:p text:style-name="Text_20_body"><text:s text:c="2"/>tu lees </text:p>
      <text:p text:style-name="Text_20_body"><text:s text:c="2"/>el lee </text:p>
      <text:p text:style-name="Text_20_body"><text:s text:c="2"/>nostros lemos </text:p>
      <text:p text:style-name="Text_20_body"><text:s text:c="2"/>vostros leis </text:p>
      <text:p text:style-name="Text_20_body"><text:s text:c="2"/>ellos leen </text:p>
      <text:p text:style-name="Text_20_body"/>
      <text:p text:style-name="Text_20_body"><text:s text:c="2"/>abrir la cartera </text:p>
      <text:p text:style-name="Text_20_body"/>
      <text:p text:style-name="Text_20_body"><text:s text:c="2"/>yo abro </text:p>
      <text:p text:style-name="Text_20_body"><text:s text:c="2"/>tu abres </text:p>
      <text:p text:style-name="Text_20_body"><text:s text:c="2"/>el abre </text:p>
      <text:p text:style-name="Text_20_body"><text:s text:c="2"/>nostros abrimos </text:p>
      <text:p text:style-name="Text_20_body"><text:s text:c="2"/>vostros abris </text:p>
      <text:p text:style-name="Text_20_body"><text:s text:c="2"/>ellos abren </text:p>
      <text:p text:style-name="Text_20_body"><text:s text:c="2"/></text:p>
      <text:p text:style-name="Text_20_body">3.14 </text:p>
      <text:p text:style-name="Text_20_body"><text:s/></text:p>
      <text:p text:style-name="Text_20_body"><text:s/>2. ?Lees tu la historia de America Latina? 3. ?Escriba usted unas cartas? 4. ?Metes tu las cartas en la cartera. </text:p>
      <text:p text:style-name="Text_20_body"><text:soft-page-break/></text:p>
      <text:p text:style-name="Text_20_body">3.15 </text:p>
      <text:p text:style-name="Text_20_body"/>
      <text:p text:style-name="Text_20_body"><text:s/>1. Si, vivo en Moscu. 2. Si, leo unos libros latinoamericanos. 3. Si, compro los libros en un quisco. </text:p>
      <text:p text:style-name="Text_20_body"/>
      <text:p text:style-name="Text_20_body">3.21 </text:p>
      <text:p text:style-name="Text_20_body"/>
      <text:p text:style-name="Text_20_body"><text:s text:c="2"/>1. Gabriel compra muchas novelas. 2. Gabriel lee muchos libros. 3. Fernando mete en la cartera muches sobres. 4. Fernando escribe muchas cartas. 5. Benito pone sobre la mesa muchas revistas. </text:p>
      <text:p text:style-name="Text_20_body"/>
      <text:p text:style-name="Text_20_body"><text:s text:c="2"/>1. Pablo y Salvador pasean por un gran parque. 2. Los muchachos entran en una sala grade. 3. Los estudiantes comran gran atlas. </text:p>
      <text:p text:style-name="Text_20_body"/>
      <text:p text:style-name="Text_20_body">3.25 </text:p>
      <text:p text:style-name="Text_20_body"/>
      <text:p text:style-name="Text_20_body"><text:s text:c="2"/>1. Compra cinco libros. 2. Compra cuatro revistas. 3. Lee un relato. </text:p>
      <text:p text:style-name="Text_20_body"/>
      <text:p text:style-name="Text_20_body">3.26 </text:p>
      <text:p text:style-name="Text_20_body"><text:s/></text:p>
      <text:p text:style-name="Text_20_body"><text:s text:c="2"/>1. ?Cuantos plumas toma Alberto? 2. ?Cuantos cartas escribe Alberto? 3. ?Cuantos sobres saca Benito de la cartera. </text:p>
      <text:p text:style-name="Text_20_body"/>
      <text:p text:style-name="Text_20_body">3.29 </text:p>
      <text:p text:style-name="Text_20_body"/>
      <text:p text:style-name="Text_20_body"><text:s text:c="2"/>1. ?Que hay en la biblioteca? 2. ?Que hay en la clase? 3. ?Que hay en le quiosco? 4. ?Que hay en la sala? 5. ?Que hay en la mesa? </text:p>
      <text:p text:style-name="Text_20_body"/>
      <text:p text:style-name="Text_20_body">3.30 </text:p>
      <text:p text:style-name="Text_20_body"/>
      <text:p text:style-name="Text_20_body"><text:s text:c="2"/>1. En la Moscu hay muchos theatros. 2. En la nuestra calle hay diez kaffes. 3. En la mesa hay .. </text:p>
      <text:p text:style-name="Text_20_body"/>
      <text:p text:style-name="Text_20_body">4.6 </text:p>
      <text:p text:style-name="Text_20_body"/>
      <text:p text:style-name="Text_20_body">yo soy ingeniero </text:p>
      <text:p text:style-name="Text_20_body">tu eres ingeniero </text:p>
      <text:p text:style-name="Text_20_body"><text:soft-page-break/>usted es ingeniero </text:p>
      <text:p text:style-name="Text_20_body"/>
      <text:p text:style-name="Text_20_body">nostros somos ingeniero </text:p>
      <text:p text:style-name="Text_20_body">vostros sois ingeniero </text:p>
      <text:p text:style-name="Text_20_body">ustedes son ingeniero </text:p>
      <text:p text:style-name="Text_20_body"/>
      <text:p text:style-name="Text_20_body">4.7 </text:p>
      <text:p text:style-name="Text_20_body"/>
      <text:p text:style-name="Text_20_body"><text:s text:c="2"/>1. Soy Andrey Demidov. 2. Soy ingeniero. 3. Yo soy ruso. </text:p>
      <text:p text:style-name="Text_20_body"/>
      <text:p text:style-name="Text_20_body">4.10 </text:p>
      <text:p text:style-name="Text_20_body"/>
      <text:p text:style-name="Text_20_body"><text:s text:c="2"/>1. ?Es usted estudiante? - Si, soy estudiante. 2. ?Es ustedes cubano? No, no cubano. Somos rusos. 3. ?Son periodicos interesante? Si, son muche interesante. 4. Carmen y Elena son peruanos. Ellos son encantador se~noritas. 5. ?Quien es usted? Soy Alberto Himens. 6. ?Que es usted? Soy professor. 7. ?Como es despacho? Es grande. </text:p>
      <text:p text:style-name="Text_20_body"/>
      <text:p text:style-name="Text_20_body">4.11 </text:p>
      <text:p text:style-name="Text_20_body"/>
      <text:p text:style-name="Text_20_body"><text:s text:c="2"/>yo estoy en casa </text:p>
      <text:p text:style-name="Text_20_body"><text:s text:c="2"/>tu estas en casa </text:p>
      <text:p text:style-name="Text_20_body"><text:s text:c="2"/>usted esta en casa </text:p>
      <text:p text:style-name="Text_20_body"><text:s/></text:p>
      <text:p text:style-name="Text_20_body"><text:s text:c="2"/>nostros estamos en casa </text:p>
      <text:p text:style-name="Text_20_body"><text:s text:c="2"/>vosrtos estais en casa </text:p>
      <text:p text:style-name="Text_20_body"><text:s text:c="2"/>ustedes estan en casa</text:p>
      <text:p text:style-name="Standard"/>
      <text:p text:style-name="Level_20_2">Учебник 2</text:p>
      <text:p text:style-name="Standard"/>
      <text:p text:style-name="Level_20_3">pereiro 1 </text:p>
      <text:p text:style-name="Text_20_body"/>
      <text:p text:style-name="Text_20_body"><text:s text:c="2"/>1. el libro - los libros </text:p>
      <text:p text:style-name="Text_20_body"><text:s text:c="2"/>2. la casa - las casas </text:p>
      <text:p text:style-name="Text_20_body"><text:s text:c="2"/>3. la mujer - las mujeres </text:p>
      <text:p text:style-name="Text_20_body"><text:s text:c="2"/>4. el hombre - los hombres </text:p>
      <text:p text:style-name="Text_20_body"><text:s text:c="2"/>5. la calle - las calles </text:p>
      <text:p text:style-name="Text_20_body"><text:s text:c="2"/>6. la flor - las flores </text:p>
      <text:p text:style-name="Text_20_body"><text:soft-page-break/><text:s text:c="2"/>7. el jardin - los jardines </text:p>
      <text:p text:style-name="Text_20_body"><text:s text:c="2"/>8. el coche - los coches </text:p>
      <text:p text:style-name="Text_20_body"><text:s text:c="2"/>9. la capitail - las capitals </text:p>
      <text:p text:style-name="Text_20_body"><text:s text:c="2"/>10. la ciudad - las ciudades </text:p>
      <text:p text:style-name="Text_20_body"><text:s text:c="2"/>11. la luz - las luces </text:p>
      <text:p text:style-name="Text_20_body"><text:s text:c="2"/>12. la ley - las lyes </text:p>
      <text:p text:style-name="Text_20_body"/>
      <text:p text:style-name="Level_20_3">pereiro 2 </text:p>
      <text:p text:style-name="Text_20_body"/>
      <text:p text:style-name="Text_20_body"><text:s text:c="2"/>los cigarrillos, el vino, las mesas, la cerveza, el pez, los arboles, el padre, la madre, el lapiz, las estaciones, el billete, el tren </text:p>
      <text:p text:style-name="Text_20_body"/>
      <text:p text:style-name="Text_20_body"><text:s text:c="2"/>unos cigarrillos, un vino, unas mesas, una cerveza, un pez, unos arboles, un padre, una madre, un lapiz, unas estaciones, un billete, un tren </text:p>
      <text:p text:style-name="Text_20_body"/>
      <text:p text:style-name="Level_20_3">pereiro 3 </text:p>
      <text:p text:style-name="Text_20_body"/>
      <text:p text:style-name="Text_20_body"><text:s text:c="2"/>el libro, la mesa, los billetes, unos arboles, una cerveza, el coche, una cuidad, unos cigarrillos, el jardin, una calle, unas mujeres, la estacione </text:p>
      <text:p text:style-name="Text_20_body"/>
      <text:p text:style-name="Level_20_3">pereiro 4 </text:p>
      <text:p text:style-name="Text_20_body"/>
      <text:p text:style-name="Text_20_body"><text:s text:c="2"/>1. Tienen la casa. </text:p>
      <text:p text:style-name="Text_20_body"><text:s text:c="2"/>2. No tenemos el cafè. </text:p>
      <text:p text:style-name="Text_20_body"><text:s text:c="2"/>3. El hombre tiene miedo. </text:p>
      <text:p text:style-name="Text_20_body"><text:s text:c="2"/>4. Tengo que trabajar. </text:p>
      <text:p text:style-name="Text_20_body"><text:s text:c="2"/>5. ¿Tienes tu un lapiz? </text:p>
      <text:p text:style-name="Text_20_body"><text:s text:c="2"/>6. No tenemos sed. </text:p>
      <text:p text:style-name="Text_20_body"><text:s text:c="2"/>7. ¿Tienen ustedes todo? </text:p>
      <text:p text:style-name="Text_20_body"><text:s text:c="2"/>8. Tengo calor. </text:p>
      <text:p text:style-name="Text_20_body"><text:s text:c="2"/>9. Tengo que salir. </text:p>
      <text:p text:style-name="Text_20_body"><text:s text:c="2"/>10. Tiene el hijo. </text:p>
      <text:p text:style-name="Text_20_body"/>
      <text:p text:style-name="Level_20_3">Trening 1 </text:p>
      <text:p text:style-name="Text_20_body"/>
      <text:p text:style-name="Text_20_body"><text:s/>- ¿Tiene Ud hambre? </text:p>
      <text:p text:style-name="Text_20_body"><text:s/>- No, no tengo hambre. </text:p>
      <text:p text:style-name="Text_20_body"><text:soft-page-break/></text:p>
      <text:p text:style-name="Text_20_body"><text:s/></text:p>
      <text:p text:style-name="Text_20_body"><text:s/>- ¿Tienen Uds cerveza? </text:p>
      <text:p text:style-name="Text_20_body"><text:s/>- No, no tenemos cerveza. </text:p>
      <text:p text:style-name="Text_20_body"><text:s/></text:p>
      <text:p text:style-name="Text_20_body"/>
      <text:p text:style-name="Text_20_body"><text:s/>- ¿Tiene Ud sed? </text:p>
      <text:p text:style-name="Text_20_body"><text:s/>- No, no tengo sed. </text:p>
      <text:p text:style-name="Text_20_body"/>
      <text:p text:style-name="Text_20_body"/>
      <text:p text:style-name="Text_20_body"><text:s/>- ¿Tiene Uds calor? </text:p>
      <text:p text:style-name="Text_20_body"><text:s/>- No, no tenemos calor. </text:p>
      <text:p text:style-name="Text_20_body"/>
      <text:p text:style-name="Text_20_body"/>
      <text:p text:style-name="Text_20_body"><text:s/>- ¿Tiene Ud frío? </text:p>
      <text:p text:style-name="Text_20_body"><text:s/>- No, no tengo frío. </text:p>
      <text:p text:style-name="Text_20_body"/>
      <text:p text:style-name="Text_20_body"/>
      <text:p text:style-name="Text_20_body"><text:s/>- ¿Tienen Uds los libros? </text:p>
      <text:p text:style-name="Text_20_body"><text:s/>- No, no tenemos los libros. </text:p>
      <text:p text:style-name="Text_20_body"/>
      <text:p text:style-name="Text_20_body"/>
      <text:p text:style-name="Text_20_body"><text:s/>- ¿Tiene Ud cigarrillos? </text:p>
      <text:p text:style-name="Text_20_body"><text:s/>- No, no tengo cigarrillos. </text:p>
      <text:p text:style-name="Text_20_body"/>
      <text:p text:style-name="Text_20_body"/>
      <text:p text:style-name="Text_20_body"><text:s/>- ¿Tienen Uds los billetes? </text:p>
      <text:p text:style-name="Text_20_body"><text:s/>- No, no tenemos los billetes. </text:p>
      <text:p text:style-name="Text_20_body"/>
      <text:p text:style-name="Level_20_3">pereiro 5 </text:p>
      <text:p text:style-name="Text_20_body"/>
      <text:p text:style-name="Text_20_body"><text:s/>1. a la iglesia </text:p>
      <text:p text:style-name="Text_20_body"><text:s/>2. del idioma </text:p>
      <text:p text:style-name="Text_20_body"><text:s/>3. al coche </text:p>
      <text:p text:style-name="Text_20_body"><text:s/>4. a la mesa </text:p>
      <text:p text:style-name="Text_20_body"><text:s/>5. de los árboles </text:p>
      <text:p text:style-name="Text_20_body"><text:soft-page-break/><text:s/>6. a la casa </text:p>
      <text:p text:style-name="Text_20_body"><text:s/>7. del hombre </text:p>
      <text:p text:style-name="Text_20_body"><text:s/>8. de la cuidad</text:p>
      <text:p text:style-name="Standard"/>
      <text:p text:style-name="Standard"/>
      <text:p text:style-name="Level_20_3">pereiro 6</text:p>
      <text:p text:style-name="Standard"/>
      <text:list xml:id="list355878654" text:style-name="L27">
        <text:list-item>
          <text:p text:style-name="P84">Unos hombres buen<text:span text:style-name="T2">os</text:span></text:p>
        </text:list-item>
        <text:list-item>
          <text:p text:style-name="P84">Una mujer encantador<text:span text:style-name="T2">a</text:span></text:p>
        </text:list-item>
        <text:list-item>
          <text:p text:style-name="P84">Unos libros útil<text:span text:style-name="T2">es</text:span></text:p>
        </text:list-item>
        <text:list-item>
          <text:p text:style-name="P85">Unas flores blan<text:span text:style-name="T2">as</text:span> <text:span text:style-name="T3">os</text:span></text:p>
        </text:list-item>
        <text:list-item>
          <text:p text:style-name="P85">Un coche barat<text:span text:style-name="T2">o</text:span></text:p>
        </text:list-item>
        <text:list-item>
          <text:p text:style-name="P85">Una calle larg<text:span text:style-name="T2">a</text:span> <text:span text:style-name="T5">o</text:span></text:p>
        </text:list-item>
        <text:list-item>
          <text:p text:style-name="P85">Unos árboles alt<text:span text:style-name="T2">os</text:span></text:p>
        </text:list-item>
        <text:list-item>
          <text:p text:style-name="P85">Unas cuidades interesant<text:span text:style-name="T2">es</text:span></text:p>
        </text:list-item>
        <text:list-item>
          <text:p text:style-name="P85">Un periódico inglés</text:p>
        </text:list-item>
        <text:list-item>
          <text:p text:style-name="P85">Una revista alemán<text:span text:style-name="T2">a</text:span></text:p>
          <text:p text:style-name="P85"/>
        </text:list-item>
      </text:list>
      <text:p text:style-name="Level_20_3"><text:bookmark-start text:name="pereiro 7"/>pereiro 7<text:bookmark-end text:name="pereiro 7"/></text:p>
      <text:p text:style-name="Standard"/>
      <text:list xml:id="list1390002529" text:style-name="L28">
        <text:list-item>
          <text:p text:style-name="P87">Las lecciones <text:span text:style-name="T2">son</text:span> difíciles.</text:p>
        </text:list-item>
        <text:list-item>
          <text:p text:style-name="P87">El café <text:span text:style-name="T2">es</text:span> frío.</text:p>
        </text:list-item>
        <text:list-item>
          <text:p text:style-name="P87">Las chicas <text:span text:style-name="T2">son</text:span> alemanas.</text:p>
        </text:list-item>
        <text:list-item>
          <text:p text:style-name="P87">Jaime <text:span text:style-name="T2">es</text:span> muy inteligente.</text:p>
        </text:list-item>
        <text:list-item>
          <text:p text:style-name="P87">Los libros <text:span text:style-name="T2">están</text:span> sobre la mesa.</text:p>
        </text:list-item>
        <text:list-item>
          <text:p text:style-name="P87">Ana <text:span text:style-name="T2">está</text:span> triste.</text:p>
        </text:list-item>
        <text:list-item>
          <text:p text:style-name="P87">La mujer de Luis <text:span text:style-name="T2">es</text:span> secretaria.</text:p>
        </text:list-item>
        <text:list-item>
          <text:p text:style-name="P87">La casa <text:span text:style-name="T2">es</text:span> pequeña.</text:p>
        </text:list-item>
        <text:list-item>
          <text:p text:style-name="P87">El coche no <text:span text:style-name="T2">está</text:span> en el garaje.</text:p>
        </text:list-item>
        <text:list-item>
          <text:p text:style-name="P87">Yo <text:span text:style-name="T2">estoy</text:span> contento con el hotel.</text:p>
        </text:list-item>
      </text:list>
      <text:p text:style-name="Standard"/>
      <text:p text:style-name="Level_20_3">Pereiro 8</text:p>
      <text:p text:style-name="Standard"><text:bookmark-start text:name="__DdeLink__1673_165352844"/></text:p>
      <text:list xml:id="list1977130648" text:style-name="L29">
        <text:list-item>
          <text:p text:style-name="P88">Ella es italiana.</text:p>
        </text:list-item>
        <text:list-item>
          <text:p text:style-name="P88">Las manzanas están en la cocina.</text:p>
        </text:list-item>
        <text:list-item>
          <text:p text:style-name="P88">El autobús está allí.</text:p>
        </text:list-item>
        <text:list-item>
          <text:p text:style-name="P88">Madrid es la capital de España.</text:p>
        </text:list-item>
        <text:list-item>
          <text:p text:style-name="P88">La muchacha es alto.</text:p>
        </text:list-item>
        <text:list-item>
          <text:p text:style-name="P88"><text:soft-page-break/>La casa está en la colina.</text:p>
        </text:list-item>
        <text:list-item>
          <text:p text:style-name="P88">Es peligroso fumar.</text:p>
        </text:list-item>
        <text:list-item>
          <text:p text:style-name="P88">El café es dulce demasiado.</text:p>
        </text:list-item>
        <text:list-item>
          <text:p text:style-name="P88">Mañana es domingo.</text:p>
        </text:list-item>
        <text:list-item>
          <text:p text:style-name="P88">Están en la playa.<text:bookmark-end text:name="__DdeLink__1673_165352844"/></text:p>
        </text:list-item>
      </text:list>
      <text:p text:style-name="Text_20_body"/>
      <text:p text:style-name="Text_20_body"/>
      <text:p text:style-name="Level_20_3">Pereiro 9</text:p>
      <text:p text:style-name="Standard"/>
      <text:list xml:id="list93947109" text:style-name="L30">
        <text:list-item>
          <text:p text:style-name="P89"><text:span text:style-name="T2">Este</text:span> coche <text:span text:style-name="T2">es</text:span> caro.</text:p>
        </text:list-item>
        <text:list-item>
          <text:p text:style-name="P89"><text:span text:style-name="T2">Estos</text:span> cigarrillos <text:span text:style-name="T2">son</text:span> fuert<text:span text:style-name="T2">es</text:span>.</text:p>
        </text:list-item>
        <text:list-item>
          <text:p text:style-name="P89"><text:span text:style-name="T2">Esa</text:span> iglesia <text:span text:style-name="T2">es</text:span> <text:span text:style-name="T2">muy</text:span> vieg<text:span text:style-name="T2">a</text:span>.</text:p>
        </text:list-item>
        <text:list-item>
          <text:p text:style-name="P89"><text:span text:style-name="T2">Estos</text:span> amigos <text:span text:style-name="T2">son</text:span> de Madrid.</text:p>
        </text:list-item>
        <text:list-item>
          <text:p text:style-name="P89"><text:span text:style-name="T2">Esta</text:span> mesa <text:span text:style-name="T2">es</text:span> ocupad<text:span text:style-name="T2">a</text:span>.</text:p>
        </text:list-item>
        <text:list-item>
          <text:p text:style-name="P89"><text:span text:style-name="T2">Este</text:span> hombre <text:span text:style-name="T2">es</text:span> libre.</text:p>
        </text:list-item>
        <text:list-item>
          <text:p text:style-name="P89"><text:span text:style-name="T2">Este</text:span> ascensor <text:span text:style-name="T2">es</text:span> lleno.</text:p>
        </text:list-item>
        <text:list-item>
          <text:p text:style-name="P89"><text:span text:style-name="T2">Eses</text:span> uva <text:span text:style-name="T2">son</text:span> agri<text:span text:style-name="T2">os</text:span>.</text:p>
        </text:list-item>
        <text:list-item>
          <text:p text:style-name="P89"><text:span text:style-name="T2">Aquellos</text:span> libros <text:span text:style-name="T2">son</text:span> interesant<text:span text:style-name="T2">es</text:span>.</text:p>
        </text:list-item>
        <text:list-item>
          <text:p text:style-name="P89">Aquella playa. </text:p>
        </text:list-item>
      </text:list>
      <text:p text:style-name="Text_20_body"/>
      <text:p text:style-name="Level_20_3"><text:bookmark-start text:name="pereiro 11"/>Pereiro 11<text:bookmark-end text:name="pereiro 11"/></text:p>
      <text:p text:style-name="Standard"/>
      <text:list xml:id="list89301593" text:style-name="L31">
        <text:list-item>
          <text:p text:style-name="P90">Comprar<text:span text:style-name="T2">o</text:span>.</text:p>
        </text:list-item>
        <text:list-item>
          <text:p text:style-name="P90">Fum<text:span text:style-name="T2">as</text:span>.</text:p>
        </text:list-item>
        <text:list-item>
          <text:p text:style-name="P90">Beb<text:span text:style-name="T2">e</text:span>.</text:p>
        </text:list-item>
        <text:list-item>
          <text:p text:style-name="P90">Escrib<text:span text:style-name="T2">imos</text:span>.</text:p>
        </text:list-item>
        <text:list-item>
          <text:p text:style-name="P90">Estudi<text:span text:style-name="T2">o</text:span>.</text:p>
        </text:list-item>
        <text:list-item>
          <text:p text:style-name="P90">Habl<text:span text:style-name="T2">áis</text:span>.</text:p>
        </text:list-item>
        <text:list-item>
          <text:p text:style-name="P90">Com<text:span text:style-name="T2">e</text:span>.</text:p>
        </text:list-item>
        <text:list-item>
          <text:p text:style-name="P90">Viv<text:span text:style-name="T2">imos</text:span>.</text:p>
        </text:list-item>
        <text:list-item>
          <text:p text:style-name="P90">Sub<text:span text:style-name="T2">en</text:span>.</text:p>
        </text:list-item>
        <text:list-item>
          <text:p text:style-name="P90">Aprend<text:span text:style-name="T2">o</text:span>.</text:p>
        </text:list-item>
        <text:list-item>
          <text:p text:style-name="P90">Beb<text:span text:style-name="T2">e</text:span>.</text:p>
        </text:list-item>
      </text:list>
      <text:p text:style-name="Standard"/>
      <text:p text:style-name="Level_20_3">Pereiro 12</text:p>
      <text:p text:style-name="Text_20_body"/>
      <text:list xml:id="list412192213" text:style-name="L32">
        <text:list-item>
          <text:p text:style-name="P91">Compr<text:span text:style-name="T2">a</text:span> el periodico. <text:s/>(el)</text:p>
        </text:list-item>
        <text:list-item>
          <text:p text:style-name="P91"><text:soft-page-break/>¿Beb<text:span text:style-name="T2">e </text:span><text:span text:style-name="T1">la cerveza? (elle)</text:span></text:p>
        </text:list-item>
        <text:list-item>
          <text:p text:style-name="P91"><text:span text:style-name="T1">Pedro viv</text:span><text:span text:style-name="T2">e </text:span><text:span text:style-name="T1">en Barcelona.</text:span></text:p>
        </text:list-item>
        <text:list-item>
          <text:p text:style-name="P91"><text:span text:style-name="T1">Escrib</text:span><text:span text:style-name="T2">o </text:span><text:span text:style-name="T1">de Concita. (Yo)</text:span></text:p>
        </text:list-item>
        <text:list-item>
          <text:p text:style-name="P86">¿Aprende Ud. inglés?</text:p>
        </text:list-item>
        <text:list-item>
          <text:p text:style-name="P91"><text:span text:style-name="T1">Estos niños aprend</text:span><text:span text:style-name="T2">en</text:span><text:span text:style-name="T1"> español.</text:span></text:p>
        </text:list-item>
        <text:list-item>
          <text:p text:style-name="P91"><text:span text:style-name="T1">Com</text:span><text:span text:style-name="T2">e</text:span><text:span text:style-name="T1"> demasiado. (el)</text:span></text:p>
        </text:list-item>
        <text:list-item>
          <text:p text:style-name="P91"><text:span text:style-name="T1">Sub</text:span><text:span text:style-name="T2">imos</text:span><text:span text:style-name="T1"> la colina. <text:s/>(nosotros)</text:span></text:p>
        </text:list-item>
        <text:list-item>
          <text:p text:style-name="P91"><text:span text:style-name="T1">Habl</text:span><text:span text:style-name="T2">o</text:span><text:span text:style-name="T1"> inglés. (Yo)</text:span></text:p>
        </text:list-item>
        <text:list-item>
          <text:p text:style-name="P91"><text:span text:style-name="T1">Fum</text:span><text:span text:style-name="T2">an los </text:span><text:span text:style-name="T1">cigarrill</text:span><text:span text:style-name="T2">os </text:span><text:span text:style-name="T1">barat</text:span><text:span text:style-name="T2">os</text:span><text:span text:style-name="T1">.</text:span><text:span text:style-name="T2"> </text:span><text:span text:style-name="T1">(ellos)</text:span></text:p>
        </text:list-item>
      </text:list>
      <text:p text:style-name="Text_20_body"/>
      <text:p text:style-name="Level_20_3">Pereiro 13</text:p>
      <text:p text:style-name="Text_20_body"/>
      <text:list xml:id="list1970187872" text:style-name="L33">
        <text:list-item>
          <text:p text:style-name="P92">El pueblo en que vivmos</text:p>
        </text:list-item>
        <text:list-item>
          <text:p text:style-name="P92">La mujer que trabaja en la tienda</text:p>
        </text:list-item>
        <text:list-item>
          <text:p text:style-name="P92">El libro que lee</text:p>
        </text:list-item>
        <text:list-item>
          <text:p text:style-name="P92">La cuidad de que está hablando</text:p>
        </text:list-item>
        <text:list-item>
          <text:p text:style-name="P92">---</text:p>
        </text:list-item>
        <text:list-item>
          <text:p text:style-name="P92">¿De quién son estas <text:s/>cartas?</text:p>
        </text:list-item>
        <text:list-item>
          <text:p text:style-name="P92">¿Qué revista compra?</text:p>
        </text:list-item>
        <text:list-item>
          <text:p text:style-name="P92">La casa que tiene la puerta verde</text:p>
        </text:list-item>
        <text:list-item>
          <text:p text:style-name="P92">La pluma que escribo</text:p>
        </text:list-item>
        <text:list-item>
          <text:p text:style-name="P92">¿Qué número?</text:p>
        </text:list-item>
      </text:list>
      <text:p text:style-name="Text_20_body"/>
      <text:p text:style-name="Level_20_3">Training 2</text:p>
      <text:p text:style-name="Text_20_body"/>
      <text:list xml:id="list1644923733" text:style-name="L34">
        <text:list-item>
          <text:p text:style-name="P52">¿Beben Uds. Cerveza?</text:p>
        </text:list-item>
        <text:list-item>
          <text:p text:style-name="P52">Si, bebemos cerveza.</text:p>
        </text:list-item>
      </text:list>
      <text:p text:style-name="P2"/>
      <text:list xml:id="list271585224" text:continue-numbering="true" text:style-name="L34">
        <text:list-item>
          <text:p text:style-name="P52">¿Come Ud. pan?</text:p>
        </text:list-item>
        <text:list-item>
          <text:p text:style-name="P52">Si, come pan.</text:p>
          <text:p text:style-name="P52"/>
        </text:list-item>
        <text:list-item>
          <text:p text:style-name="P52">¿Viven Uds. en Londres?</text:p>
        </text:list-item>
        <text:list-item>
          <text:p text:style-name="P52">Si, vivimos en Londres.</text:p>
        </text:list-item>
      </text:list>
      <text:p text:style-name="Text_20_body"/>
      <text:list xml:id="list2113554752" text:continue-numbering="true" text:style-name="L34">
        <text:list-item>
          <text:p text:style-name="P52">¿Es Ud. médico?</text:p>
        </text:list-item>
        <text:list-item>
          <text:p text:style-name="P52">Si, soy médico.</text:p>
        </text:list-item>
      </text:list>
      <text:p text:style-name="P2"><text:soft-page-break/></text:p>
      <text:list xml:id="list1057836928" text:continue-numbering="true" text:style-name="L34">
        <text:list-item>
          <text:p text:style-name="P52">¿Hablan Uds. español?</text:p>
        </text:list-item>
        <text:list-item>
          <text:p text:style-name="P52">Si, hablamos español.</text:p>
        </text:list-item>
      </text:list>
      <text:p text:style-name="P2"/>
      <text:list xml:id="list594091187" text:continue-numbering="true" text:style-name="L34">
        <text:list-item>
          <text:p text:style-name="P52">¿Compra Ud. La revista?</text:p>
        </text:list-item>
        <text:list-item>
          <text:p text:style-name="P52">Si, compro la revista.</text:p>
        </text:list-item>
      </text:list>
      <text:p text:style-name="P15"/>
      <text:p text:style-name="P15">Training 3</text:p>
      <text:p text:style-name="P2"/>
      <text:list xml:id="list210870750" text:continue-numbering="true" text:style-name="L34">
        <text:list-item>
          <text:p text:style-name="P52">¿Vive Ud. en Barcelona?</text:p>
        </text:list-item>
        <text:list-item>
          <text:p text:style-name="P52">No, no vivo en Barcelona.</text:p>
        </text:list-item>
      </text:list>
      <text:p text:style-name="P2"/>
      <text:list xml:id="list339947636" text:continue-numbering="true" text:style-name="L34">
        <text:list-item>
          <text:p text:style-name="P52">¿Fuman Uds.?</text:p>
        </text:list-item>
        <text:list-item>
          <text:p text:style-name="P52">No, no fumamos.</text:p>
        </text:list-item>
      </text:list>
      <text:p text:style-name="P2"/>
      <text:list xml:id="list2119266322" text:continue-numbering="true" text:style-name="L34">
        <text:list-item>
          <text:p text:style-name="P52">¿Aprende Ud. alemán?</text:p>
        </text:list-item>
        <text:list-item>
          <text:p text:style-name="P52">No, no aprendo alemán.</text:p>
        </text:list-item>
      </text:list>
      <text:p text:style-name="P2"/>
      <text:list xml:id="list1446403248" text:continue-numbering="true" text:style-name="L34">
        <text:list-item>
          <text:p text:style-name="P52">¿Compran Uds. los periódicos?</text:p>
        </text:list-item>
        <text:list-item>
          <text:p text:style-name="P52">No, no compramos los periódicos.</text:p>
        </text:list-item>
        <text:list-item>
          <text:p text:style-name="P52">¿Bebe Ud. vino?</text:p>
        </text:list-item>
        <text:list-item>
          <text:p text:style-name="P52">No, no bebo vino.</text:p>
        </text:list-item>
      </text:list>
      <text:p text:style-name="P2"/>
      <text:list xml:id="list2098888688" text:continue-numbering="true" text:style-name="L34">
        <text:list-item>
          <text:p text:style-name="P52">¿Son Uds. españoles?</text:p>
        </text:list-item>
        <text:list-item>
          <text:p text:style-name="P52">No, no somos españoles.</text:p>
        </text:list-item>
      </text:list>
      <text:p text:style-name="Level_20_1"/>
      <text:p text:style-name="P15">Training 4</text:p>
      <text:p text:style-name="P2"/>
      <text:list xml:id="list1712928924" text:continue-numbering="true" text:style-name="L34">
        <text:list-item>
          <text:p text:style-name="P52">¿Qué compra? <text:s/>Está comprando el periódico.</text:p>
        </text:list-item>
        <text:list-item>
          <text:p text:style-name="P52">¿Qué beben? <text:s/>Están bebiendo cerveza.</text:p>
        </text:list-item>
        <text:list-item>
          <text:p text:style-name="P52">¿Qué estudia Ud.? <text:s/>Está estudiante español.</text:p>
        </text:list-item>
        <text:list-item>
          <text:p text:style-name="P52">¿Qué comen Uds.? <text:s/>Están comiendo uvas.</text:p>
        </text:list-item>
        <text:list-item>
          <text:p text:style-name="P52">¿Qué lee? <text:s/>Está leiendo una revista.</text:p>
        </text:list-item>
        <text:list-item>
          <text:p text:style-name="P52">¿Qué fuma Ud.? <text:s/>Está fumando un cigarrillo.</text:p>
        </text:list-item>
        <text:list-item>
          <text:p text:style-name="P52">¿Qué hablan Uds.? <text:s/>Están hablando inglés.</text:p>
        </text:list-item>
        <text:list-item>
          <text:p text:style-name="P52"><text:soft-page-break/>¿Qué escribe? <text:s/>Está escribiendo una carta.</text:p>
        </text:list-item>
        <text:list-item>
          <text:p text:style-name="P52">¿Qué aprenden? <text:s/>Están aprendiendo español.</text:p>
        </text:list-item>
        <text:list-item>
          <text:p text:style-name="P52">¿Qué sube Ud.? <text:s/>Está subiendo las maletas.</text:p>
        </text:list-item>
      </text:list>
      <text:p text:style-name="Text_20_body"/>
      <text:p text:style-name="Level_20_3"><text:bookmark-start text:name="p14"/>Pereiro 14<text:bookmark-end text:name="p14"/></text:p>
      <text:p text:style-name="Text_20_body"/>
      <text:list xml:id="list971076141" text:style-name="L35">
        <text:list-item>
          <text:p text:style-name="P53">Mi marido</text:p>
        </text:list-item>
        <text:list-item>
          <text:p text:style-name="P53">Su hermano.</text:p>
        </text:list-item>
        <text:list-item>
          <text:p text:style-name="P53">Nuestra hermana.</text:p>
        </text:list-item>
        <text:list-item>
          <text:p text:style-name="P53">Su sobrino.</text:p>
        </text:list-item>
        <text:list-item>
          <text:p text:style-name="P53">Su tío</text:p>
        </text:list-item>
        <text:list-item>
          <text:p text:style-name="P53">Mis padres.</text:p>
        </text:list-item>
        <text:list-item>
          <text:p text:style-name="P53">Tu mujer</text:p>
        </text:list-item>
        <text:list-item>
          <text:p text:style-name="P53">Sus hijos</text:p>
        </text:list-item>
        <text:list-item>
          <text:p text:style-name="P53">Su primo.</text:p>
        </text:list-item>
        <text:list-item>
          <text:p text:style-name="P53">Sus parientes.</text:p>
        </text:list-item>
      </text:list>
      <text:p text:style-name="Text_20_body"/>
      <text:p text:style-name="Level_20_3"><text:bookmark-start text:name="p15"/>Pereiro 15<text:bookmark-end text:name="p15"/></text:p>
      <text:list xml:id="list267336109" text:style-name="L36">
        <text:list-item>
          <text:p text:style-name="P54">Mi casa y la tuya.</text:p>
        </text:list-item>
        <text:list-item>
          <text:p text:style-name="P54">Nuestro jardín y el suyo.</text:p>
        </text:list-item>
        <text:list-item>
          <text:p text:style-name="P54">Su coche y el nuestro.</text:p>
        </text:list-item>
        <text:list-item>
          <text:p text:style-name="P54">Mi mujer y la suya.</text:p>
        </text:list-item>
        <text:list-item>
          <text:p text:style-name="P54">Vuestra madre y la nuestra.</text:p>
        </text:list-item>
        <text:list-item>
          <text:p text:style-name="P54">Su padre y el mío.</text:p>
        </text:list-item>
        <text:list-item>
          <text:p text:style-name="P54">Mi cerveza y la suya.</text:p>
        </text:list-item>
        <text:list-item>
          <text:p text:style-name="P54">Nuestros amigos y la suyos.</text:p>
        </text:list-item>
        <text:list-item>
          <text:p text:style-name="P54">Su secretaria y la mía.</text:p>
        </text:list-item>
        <text:list-item>
          <text:p text:style-name="P54">Tu gato y el suyo.</text:p>
        </text:list-item>
      </text:list>
      <text:p text:style-name="Text_20_body"/>
      <text:p text:style-name="Text_20_body"/>
      <text:p text:style-name="Level_20_1">Лексика </text:p>
      <text:p text:style-name="Standard"/>
      <text:p text:style-name="Standard"/>
      <text:p text:style-name="Level_20_2">Существительные</text:p>
      <text:p text:style-name="P2"/>
      <text:p text:style-name="P2">carta - письмо</text:p>
      <text:p text:style-name="P2"><text:soft-page-break/>cartera - портфель </text:p>
      <text:p text:style-name="P2">novela - роман </text:p>
      <text:p text:style-name="P2">pluma - ручка <text:s/></text:p>
      <text:p text:style-name="P2">puro - сигарета <text:s/></text:p>
      <text:p text:style-name="P2">sobre - конверт </text:p>
      <text:p text:style-name="P2">vaso - стакан </text:p>
      <text:p text:style-name="P2">año - год </text:p>
      <text:p text:style-name="P2">avenida - проспект </text:p>
      <text:p text:style-name="P2">calle (f) - улица </text:p>
      <text:p text:style-name="P2">casa - дом <text:s/></text:p>
      <text:p text:style-name="P2">compañero - товарищ </text:p>
      <text:p text:style-name="P2">correos - почта </text:p>
      <text:p text:style-name="P2">mesa - стол </text:p>
      <text:p text:style-name="P2">muchacho - юноша </text:p>
      <text:p text:style-name="P2">paseo - бульвар </text:p>
      <text:p text:style-name="P2">relato - рассказ </text:p>
      <text:p text:style-name="P2">revista - журнал </text:p>
      <text:p text:style-name="P4">alumno - ученик </text:p>
      <text:p text:style-name="P4">armario - шкаф </text:p>
      <text:p text:style-name="P4">ciudad - город </text:p>
      <text:p text:style-name="P4">clase - урок </text:p>
      <text:p text:style-name="P4">lapiz - карандаш </text:p>
      <text:p text:style-name="P4">leccion - урок </text:p>
      <text:p text:style-name="P4">lengua - язык </text:p>
      <text:p text:style-name="P4">libertad - свобода </text:p>
      <text:p text:style-name="P4">lucha - борьба </text:p>
      <text:p text:style-name="P4">mapa - карта </text:p>
      <text:p text:style-name="P4">pueblo - народ </text:p>
      <text:p text:style-name="P4">puerta - дверь </text:p>
      <text:p text:style-name="P4">noticia - известие </text:p>
      <text:p text:style-name="P4">pais - страна </text:p>
      <text:p text:style-name="P4">pared - стена </text:p>
      <text:p text:style-name="P4">color - цвет </text:p>
      <text:p text:style-name="P4">cuaderno - тетрадь </text:p>
      <text:p text:style-name="P4">cuarto - комната </text:p>
      <text:p text:style-name="P4">dia - день </text:p>
      <text:p text:style-name="P4"><text:soft-page-break/>aula - уадитория </text:p>
      <text:p text:style-name="P4">boligrafo - ручка </text:p>
      <text:p text:style-name="P4">silla - стул </text:p>
      <text:p text:style-name="P4">ventana - окно </text:p>
      <text:p text:style-name="P4">vida - жизнь </text:p>
      <text:p text:style-name="P2">la maleta — чемодан</text:p>
      <text:p text:style-name="P2">el pan — хлеб</text:p>
      <text:p text:style-name="P2">el vino — вино</text:p>
      <text:p text:style-name="P2">la habitación — комната</text:p>
      <text:p text:style-name="P4">el tren - поезд </text:p>
      <text:p text:style-name="P4">el coche - автомобиль </text:p>
      <text:p text:style-name="P4">el jardin - сад </text:p>
      <text:p text:style-name="P2">articulo - статья </text:p>
      <text:p text:style-name="P2">despacho - кабинет</text:p>
      <text:p text:style-name="P2">ejercito - армия </text:p>
      <text:p text:style-name="P2">esposa - жена </text:p>
      <text:p text:style-name="P4">exito - успех </text:p>
      <text:p text:style-name="P2">fiesta - праздник </text:p>
      <text:p text:style-name="P2">impression - впечатление </text:p>
      <text:p text:style-name="P4">palabra - слово </text:p>
      <text:p text:style-name="P2">relacion - отношение, связь </text:p>
      <text:p text:style-name="P2">tarde - вечер </text:p>
      <text:p text:style-name="P2">trabajo - работа </text:p>
      <text:p text:style-name="P2">victoria - победа </text:p>
      <text:p text:style-name="P2">la cocina — кухня</text:p>
      <text:p text:style-name="P4">el mercado - рынок</text:p>
      <text:p text:style-name="P4">el azúcar — сахар</text:p>
      <text:p text:style-name="P4">el vestído — платье</text:p>
      <text:p text:style-name="P4">la comida — еда, пища</text:p>
      <text:p text:style-name="P4">el caballo - лошадь</text:p>
      <text:p text:style-name="P4"/>
      <text:p text:style-name="P16">Семья</text:p>
      <text:p text:style-name="P4"/>
      <text:p text:style-name="P4">la mujer - женщина </text:p>
      <text:p text:style-name="P4">el hombre - мужчина </text:p>
      <text:p text:style-name="P4">el padre - отец </text:p>
      <text:p text:style-name="P4"><text:soft-page-break/>la madre - мать </text:p>
      <text:p text:style-name="P4">el hijo - сын </text:p>
      <text:p text:style-name="P4"/>
      <text:p text:style-name="P16">Дни недели</text:p>
      <text:p text:style-name="P98"/>
      <text:p text:style-name="P2">el → Lunes, Martes, Miércoles, Jueves, Viernes, Sábado, Domingo</text:p>
      <text:p text:style-name="P2"/>
      <text:p text:style-name="P16">Месяцы</text:p>
      <text:p text:style-name="P17"/>
      <text:p text:style-name="P2">el → Enero, Febrero, Marzo, Abril, Mayo, Junio, Julio, Agosto, Septimbre, Octubre, Dicembre</text:p>
      <text:p text:style-name="P2"/>
      <text:p text:style-name="P16">Времена года</text:p>
      <text:p text:style-name="P17"/>
      <text:p text:style-name="P4">el invierno, la primavera, el verano, el otoño</text:p>
      <text:p text:style-name="P2"/>
      <text:p text:style-name="P9">Прилагательные </text:p>
      <text:p text:style-name="P14"/>
      <text:p text:style-name="P2">encantador — интересный</text:p>
      <text:p text:style-name="P2">útil ' - полезный</text:p>
      <text:p text:style-name="P2">barato — дешевый</text:p>
      <text:p text:style-name="P2">largo — длинный</text:p>
      <text:p text:style-name="P2">alto — высокий</text:p>
      <text:p text:style-name="P2">dulce — сладкий</text:p>
      <text:p text:style-name="P2">viejo — старый</text:p>
      <text:p text:style-name="P2">ocupado — занятый</text:p>
      <text:p text:style-name="P2">libre — свободный</text:p>
      <text:p text:style-name="P2">caro — дорогой</text:p>
      <text:p text:style-name="P2">fuerte — сильный</text:p>
      <text:p text:style-name="P4">claro - светлый </text:p>
      <text:p text:style-name="P4">nuevo - новый </text:p>
      <text:p text:style-name="P4">otro - другой </text:p>
      <text:p text:style-name="P4">ultimo - последный </text:p>
      <text:p text:style-name="P4">amable - любезный </text:p>
      <text:p text:style-name="P2">culto - культурный </text:p>
      <text:p text:style-name="P2">dificil - трудный </text:p>
      <text:p text:style-name="P2">exterior - внешний </text:p>
      <text:p text:style-name="P2"><text:soft-page-break/>extranjero - иностранный </text:p>
      <text:p text:style-name="P2">facil - легкий, нетрудный </text:p>
      <text:p text:style-name="P2">inteligente - интересный </text:p>
      <text:p text:style-name="P2">interior - внутренний </text:p>
      <text:p text:style-name="P2">peligroso — опасно, опасный</text:p>
      <text:p text:style-name="P4">casado (-a) — женатый, замужняя</text:p>
      <text:p text:style-name="P2"/>
      <text:p text:style-name="Level_20_3">Цвета</text:p>
      <text:p text:style-name="Standard"/>
      <text:p text:style-name="P2">amarillo - желтый </text:p>
      <text:p text:style-name="P2">blanco - белый </text:p>
      <text:p text:style-name="P4">verde - зеленый </text:p>
      <text:p text:style-name="P4">azul - синий, голубой </text:p>
      <text:p text:style-name="P4">gris - серый </text:p>
      <text:p text:style-name="P4">marron - коричневый </text:p>
      <text:p text:style-name="P4">negro - черный </text:p>
      <text:p text:style-name="P2"/>
      <text:p text:style-name="Level_20_2">Глаголы</text:p>
      <text:p text:style-name="Text_20_body"/>
      <text:p text:style-name="P2">abre - открывает</text:p>
      <text:p text:style-name="P2">come - ест <text:s/></text:p>
      <text:p text:style-name="P2">escribe - пишет <text:s/></text:p>
      <text:p text:style-name="P2">fuma - курит <text:s/></text:p>
      <text:p text:style-name="P2">habla - говорит </text:p>
      <text:p text:style-name="P2">lee - читает <text:s/></text:p>
      <text:p text:style-name="P2">mete - en кладет в </text:p>
      <text:p text:style-name="P2">mira - смотрит <text:s/></text:p>
      <text:p text:style-name="P2">saca - достает </text:p>
      <text:p text:style-name="P2">tomar - берет </text:p>
      <text:p text:style-name="P2">comprar - покупает </text:p>
      <text:p text:style-name="P2">entra en - входит в </text:p>
      <text:p text:style-name="P2">echa - бросает, опускает </text:p>
      <text:p text:style-name="P2">pesea por - гуляет по </text:p>
      <text:p text:style-name="P2">pone - кладет </text:p>
      <text:p text:style-name="P2">va - идет, едет </text:p>
      <text:p text:style-name="P2">viva - живет </text:p>
      <text:p text:style-name="P2"><text:soft-page-break/>sale - выходит </text:p>
      <text:p text:style-name="P4">asisir - присутсвовать </text:p>
      <text:p text:style-name="P4">comprender - понимать </text:p>
      <text:p text:style-name="P4">contestar - отвечать </text:p>
      <text:p text:style-name="P4">celebrar - праздовать </text:p>
      <text:p text:style-name="P4">escuchar - слушать </text:p>
      <text:p text:style-name="P4">faltar - отсутсвовать </text:p>
      <text:p text:style-name="P2">estudiar — учиться</text:p>
      <text:p text:style-name="P2">aprender — изучать</text:p>
      <text:p text:style-name="P2">subir — подниматься, взбираться</text:p>
      <text:p text:style-name="P4">dice - говорит </text:p>
      <text:p text:style-name="P4">llegar - приходить, прибывать </text:p>
      <text:p text:style-name="P4">preguntar - спрашивать </text:p>
      <text:p text:style-name="P4">saludar - приветствовать </text:p>
      <text:p text:style-name="P4">terminar - заканчивать, оканчиваться </text:p>
      <text:p text:style-name="P4">salir - выходить </text:p>
      <text:p text:style-name="P4">trabahar - работать </text:p>
      <text:p text:style-name="P4">cantar - петь</text:p>
      <text:p text:style-name="P4">contar - рассказывать </text:p>
      <text:p text:style-name="P2">desayunar - завтракать </text:p>
      <text:p text:style-name="P4">descansar - отдыхать </text:p>
      <text:p text:style-name="P2">empezar - начинать(ся) </text:p>
      <text:p text:style-name="P2">esperar - встречать </text:p>
      <text:p text:style-name="P2">dominar - владеть ~ muchas lenguas </text:p>
      <text:p text:style-name="P2">explicar - объяснять </text:p>
      <text:p text:style-name="P2">invitar - приглашать </text:p>
      <text:p text:style-name="P2">pensar - думать </text:p>
      <text:p text:style-name="P2">recibir - получать </text:p>
      <text:p text:style-name="P2">volver - возвращаться</text:p>
      <text:p text:style-name="P2">responder - отвечать </text:p>
      <text:p text:style-name="P2">trabajar - работать </text:p>
      <text:p text:style-name="P2">visitar — навещать</text:p>
      <text:p text:style-name="P2">llamar — звать</text:p>
      <text:p text:style-name="P2">preparar — готовить (еду)</text:p>
      <text:p text:style-name="P4">invitar - приглашать</text:p>
      <text:p text:style-name="P2"/>
      <text:p text:style-name="P10"><text:soft-page-break/>Местоимения</text:p>
      <text:p text:style-name="P2"/>
      <text:p text:style-name="P2">yo - я </text:p>
      <text:p text:style-name="P2">tu - ты </text:p>
      <text:p text:style-name="P2">el - он </text:p>
      <text:p text:style-name="P2">ella - она </text:p>
      <text:p text:style-name="P2">usted - вы </text:p>
      <text:p text:style-name="P2">nostros, nostras - мы </text:p>
      <text:p text:style-name="P2">vosotros, vosotras - вы </text:p>
      <text:p text:style-name="P2">ellos - они (муж) </text:p>
      <text:p text:style-name="P2">ellas - они (жен) </text:p>
      <text:p text:style-name="P2">ustedes - вы </text:p>
      <text:p text:style-name="P2"/>
      <text:p text:style-name="P9">Наречия</text:p>
      <text:p text:style-name="P2"/>
      <text:p text:style-name="P2">aqui - здесь </text:p>
      <text:p text:style-name="P2">ahora - сейчас <text:s/></text:p>
      <text:p text:style-name="P4">ademas - кроме того </text:p>
      <text:p text:style-name="P4">bien - хорошо </text:p>
      <text:p text:style-name="P4">hoy - сегодня </text:p>
      <text:p text:style-name="P4">luego - затем, потом </text:p>
      <text:p text:style-name="P4">tambien - также </text:p>
      <text:p text:style-name="P4">y - и, а </text:p>
      <text:p text:style-name="P4">ya - также </text:p>
      <text:p text:style-name="P4">todo - все </text:p>
      <text:p text:style-name="P2">allí — там</text:p>
      <text:p text:style-name="P2">pero - но </text:p>
      <text:p text:style-name="P2">?por que? - почему ? </text:p>
      <text:p text:style-name="P2">siempre - всегда </text:p>
      <text:p text:style-name="P2">temprano - рано </text:p>
      <text:p text:style-name="P2"/>
      <text:p text:style-name="Level_20_2">Предлоги</text:p>
      <text:p text:style-name="Text_20_body"/>
      <text:p text:style-name="P2">en - в <text:s/></text:p>
      <text:p text:style-name="P4">de - о, об </text:p>
      <text:p text:style-name="P4">por - за </text:p>
      <text:p text:style-name="P4"><text:soft-page-break/>para - для </text:p>
      <text:p text:style-name="P2">sobre - о </text:p>
      <text:p text:style-name="P4"/>
      <text:p text:style-name="Level_20_1">Диалоги</text:p>
      <text:p text:style-name="Standard"/>
      <text:p text:style-name="Level_20_2">Первый</text:p>
      <text:p text:style-name="Standard"/>
      <text:p text:style-name="P2">- Ola </text:p>
      <text:p text:style-name="P2">- Ola </text:p>
      <text:p text:style-name="P2">- ?Que tal? </text:p>
      <text:p text:style-name="P2">- Bien, gracias. </text:p>
      <text:p text:style-name="P2">- Y tu. / Y usted.</text:p>
      <text:p text:style-name="P2">- Estupendo, gracias. </text:p>
      <text:p text:style-name="P2"/>
      <text:p text:style-name="P10">Greetings (2)</text:p>
      <text:p text:style-name="P2"/>
      <text:p text:style-name="P2">- Buenos días / Buenas tardes / Buenas noches <text:s/></text:p>
      <text:p text:style-name="P2">- Adios / Hasta luego / Hasta pronto / Hasta mańana </text:p>
      <text:p text:style-name="P2"/>
      <text:p text:style-name="P10">Name (3)</text:p>
      <text:p text:style-name="Standard"/>
      <text:p text:style-name="P2">- ?Como te llama? <text:s/>/ ¿Como se llama usted? </text:p>
      <text:p text:style-name="P2">- Me llamo ... </text:p>
      <text:p text:style-name="P2"/>
      <text:p text:style-name="P2">- ¿De dónde eres? / ¿De dónde es usted? </text:p>
      <text:p text:style-name="P2">- Soy de españa. </text:p>
      <text:p text:style-name="P2"/>
      <text:p text:style-name="P10">Where are you from (4)</text:p>
      <text:p text:style-name="Standard"/>
      <text:p text:style-name="P2">- ¿Eres de españa? <text:s/>/ ¿Es usted de españa? </text:p>
      <text:p text:style-name="P2">- Si, soy de españa. </text:p>
      <text:p text:style-name="P2">- No, no soy de españa. </text:p>
      <text:p text:style-name="P2"/>
      <text:p text:style-name="P2">- ¿Donde vives? / ¿Donde vive usted? </text:p>
      <text:p text:style-name="P2">- Vivo en españa.</text:p>
      <text:p text:style-name="P2"/>
      <text:p text:style-name="P10"><text:soft-page-break/>Family (5)</text:p>
      <text:p text:style-name="Standard"/>
      <text:list xml:id="list247222491" text:style-name="L37">
        <text:list-item>
          <text:p text:style-name="P55">Hermano / hermana / madre / padre.</text:p>
        </text:list-item>
        <text:list-item>
          <text:p text:style-name="P55">Marido / mujer.</text:p>
        </text:list-item>
        <text:list-item>
          <text:p text:style-name="P55">Hijo / hija.</text:p>
        </text:list-item>
        <text:list-item>
          <text:p text:style-name="P55">Mi marido / mi mujer / … .</text:p>
        </text:list-item>
        <text:list-item>
          <text:p text:style-name="P55">Este es mi harmano / Esta es mi mujer.</text:p>
        </text:list-item>
        <text:list-item>
          <text:p text:style-name="P55">Se llamo Carlos.</text:p>
          <text:p text:style-name="P55"/>
        </text:list-item>
      </text:list>
      <text:p text:style-name="P10">Family (6)</text:p>
      <text:p text:style-name="P13"/>
      <text:list xml:id="list2082244245" text:style-name="L38">
        <text:list-item>
          <text:p text:style-name="P56">Tengo una hermana.</text:p>
        </text:list-item>
        <text:list-item>
          <text:p text:style-name="P56">Tengo un padre.</text:p>
        </text:list-item>
        <text:list-item>
          <text:p text:style-name="P56">Tengo dos hermanas.</text:p>
        </text:list-item>
        <text:list-item>
          <text:p text:style-name="P56">Se llamo Horhe.</text:p>
        </text:list-item>
        <text:list-item>
          <text:p text:style-name="P56">Se llaman Horhe y Pablo.</text:p>
        </text:list-item>
        <text:list-item>
          <text:p text:style-name="P56">¿Quién eres?</text:p>
        </text:list-item>
      </text:list>
      <text:p text:style-name="P2"/>
      <text:p text:style-name="P10">Jobs (7)</text:p>
      <text:p text:style-name="P2"/>
      <text:list xml:id="list1283889970" text:continue-numbering="true" text:style-name="L38">
        <text:list-item>
          <text:p text:style-name="P56">Soy professor / Soy professora.</text:p>
        </text:list-item>
        <text:list-item>
          <text:p text:style-name="P56"><text:s/>Енке травахо? <text:s/>¿.. qué trabajo?</text:p>
        </text:list-item>
        <text:list-item>
          <text:p text:style-name="P56">Trabajo en una tienda.</text:p>
        </text:list-item>
        <text:list-item>
          <text:p text:style-name="P56">¿Te gusta tu trabajo? <text:s/>/ ¿Le gusta su trabajo?</text:p>
        </text:list-item>
        <text:list-item>
          <text:p text:style-name="P56">Si. Me gusta me trabajo.</text:p>
        </text:list-item>
        <text:list-item>
          <text:p text:style-name="P56">No, no me gesta me trabajo.</text:p>
        </text:list-item>
        <text:list-item>
          <text:p text:style-name="P56">No trabajo.</text:p>
        </text:list-item>
      </text:list>
      <text:p text:style-name="P10"/>
      <text:p text:style-name="P10"><text:bookmark-start text:name="__DdeLink__1899_1670368187"/>Likes (8)<text:bookmark-end text:name="__DdeLink__1899_1670368187"/></text:p>
      <text:p text:style-name="Text_20_body"/>
      <text:list xml:id="list1382676527" text:style-name="L39">
        <text:list-item>
          <text:p text:style-name="P57">Me gusta la musica. <text:s/>/ Me gusto mucha el chocolate.</text:p>
        </text:list-item>
        <text:list-item>
          <text:p text:style-name="P57">¿Te gusta la musica?</text:p>
        </text:list-item>
        <text:list-item>
          <text:p text:style-name="P57">Me encanta la musica.</text:p>
        </text:list-item>
        <text:list-item>
          <text:p text:style-name="P57">Me gusta cantar.</text:p>
        </text:list-item>
      </text:list>
      <text:p text:style-name="Text_20_body"/>
      <text:p text:style-name="P10"><text:soft-page-break/>Spanish (9)</text:p>
      <text:p text:style-name="Text_20_body"/>
      <text:list xml:id="list1626518211" text:style-name="L40">
        <text:list-item>
          <text:p text:style-name="P58"><text:bookmark-start text:name="__DdeLink__2088_1134073764"/>¿Hablas usted español?</text:p>
        </text:list-item>
        <text:list-item>
          <text:p text:style-name="P58">Hablo un poco de espa<text:bookmark-end text:name="__DdeLink__2088_1134073764"/>ñol.</text:p>
        </text:list-item>
        <text:list-item>
          <text:p text:style-name="P58">¿Trabajos o estudios?</text:p>
        </text:list-item>
      </text:list>
      <text:p text:style-name="P2"/>
      <text:p text:style-name="P10">Christmas (10)</text:p>
      <text:p text:style-name="P13"/>
      <text:list xml:id="list1924030683" text:continue-numbering="true" text:style-name="L40">
        <text:list-item>
          <text:p text:style-name="P58">Feliz Navidad.</text:p>
        </text:list-item>
        <text:list-item>
          <text:p text:style-name="P58">Año nuevo.</text:p>
        </text:list-item>
      </text:list>
      <text:p text:style-name="P2"/>
      <text:p text:style-name="P10">Languages (11)</text:p>
      <text:p text:style-name="Text_20_body"/>
      <text:list xml:id="list430158318" text:style-name="L41">
        <text:list-item>
          <text:p text:style-name="P59">Soy ruso.</text:p>
        </text:list-item>
        <text:list-item>
          <text:p text:style-name="P59">¿Hablas español? / ¿Hablas usted español?</text:p>
        </text:list-item>
        <text:list-item>
          <text:p text:style-name="P59">No hablo español.</text:p>
        </text:list-item>
        <text:list-item>
          <text:p text:style-name="P59">Hablo un poco de español.</text:p>
        </text:list-item>
        <text:list-item>
          <text:p text:style-name="P59">¿Hablas inglés? </text:p>
        </text:list-item>
        <text:list-item>
          <text:p text:style-name="P59">Entendo.</text:p>
        </text:list-item>
        <text:list-item>
          <text:p text:style-name="P59">Entendo un poco de español.</text:p>
        </text:list-item>
        <text:list-item>
          <text:p text:style-name="P59">¿Entendes?</text:p>
        </text:list-item>
        <text:list-item>
          <text:p text:style-name="P59">No entendo.</text:p>
        </text:list-item>
        <text:list-item>
          <text:p text:style-name="P59">Lo siento, no estendo.</text:p>
        </text:list-item>
        <text:list-item>
          <text:p text:style-name="P59">Estoy aprenderiendo español.</text:p>
        </text:list-item>
        <text:list-item>
          <text:p text:style-name="P59">¿Puede repetir por favor?</text:p>
        </text:list-item>
      </text:list>
      <text:p text:style-name="Text_20_body"/>
      <text:p text:style-name="P10">Numbers (12)</text:p>
      <text:list xml:id="list2138676344" text:style-name="L42">
        <text:list-header>
          <text:p text:style-name="P60"/>
        </text:list-header>
        <text:list-item>
          <text:p text:style-name="P60">Lunes, Martes, Miércoles, Jueves, Viernes, Sábado, Domingo</text:p>
        </text:list-item>
        <text:list-item>
          <text:p text:style-name="P60">Enero, Febrero, Marzo, Abril, Mayo, Junio, Julio, Agosto, Septimbre, Octubre, Dicembre</text:p>
        </text:list-item>
        <text:list-item>
          <text:p text:style-name="P60">Invierno, Primavera, Verano, Otoño</text:p>
        </text:list-item>
        <text:list-item>
          <text:p text:style-name="P60">El siete de Enero</text:p>
        </text:list-item>
      </text:list>
      <text:p text:style-name="P2"/>
      <text:p text:style-name="P10"><text:soft-page-break/>Time (1ext)</text:p>
      <text:p text:style-name="Text_20_body"/>
      <text:list xml:id="list1578965080" text:style-name="L43">
        <text:list-item>
          <text:p text:style-name="P61">¿Qué hora es?</text:p>
        </text:list-item>
        <text:list-item>
          <text:p text:style-name="P61">Es la una.</text:p>
        </text:list-item>
        <text:list-item>
          <text:p text:style-name="P61">Es las dos.</text:p>
        </text:list-item>
        <text:list-item>
          <text:p text:style-name="P61">Es las tres.</text:p>
        </text:list-item>
        <text:list-item>
          <text:p text:style-name="P61">Son las siete y diez (7:10)</text:p>
        </text:list-item>
        <text:list-item>
          <text:p text:style-name="P61">Es la una menos viente (12:40)</text:p>
        </text:list-item>
        <text:list-item>
          <text:p text:style-name="P61">Son las ocho y media. (8:30)</text:p>
        </text:list-item>
        <text:list-item>
          <text:p text:style-name="P61">Son las cinco menos cuatro. (4:45)</text:p>
        </text:list-item>
        <text:list-item>
          <text:p text:style-name="P61">El mediodía / la medianoche</text:p>
        </text:list-item>
        <text:list-item>
          <text:p text:style-name="P61">de la mañana / de la tarde / de la noche (утра, дня, вечера)</text:p>
        </text:list-item>
        <text:list-item>
          <text:p text:style-name="P61">por la mañana / por la tarde / por la noche (утром, днем, вечером)</text:p>
        </text:list-item>
        <text:list-item>
          <text:p text:style-name="P61">En tren sale a las nueve de la mañana.</text:p>
        </text:list-item>
        <text:list-item>
          <text:p text:style-name="P61">Ramón trabaja por la mañana.</text:p>
          <text:p text:style-name="P61"/>
        </text:list-item>
      </text:list>
      <text:p text:style-name="P10">Dates (2ext)</text:p>
      <text:p text:style-name="Text_20_body"/>
      <text:list xml:id="list2068064449" text:style-name="L44">
        <text:list-item>
          <text:p text:style-name="P62">¿A cuántos estamos? / ¿Qué fecha es hoy?</text:p>
        </text:list-item>
        <text:list-item>
          <text:p text:style-name="P62">Estamos a siete. <text:s/>/ <text:s/>Es el siete.</text:p>
        </text:list-item>
        <text:list-item>
          <text:p text:style-name="P62">El primero de mayo.</text:p>
        </text:list-item>
        <text:list-item>
          <text:p text:style-name="P62">El quince de octubre.</text:p>
        </text:list-item>
      </text:list>
      <text:p text:style-name="Text_20_body"/>
      <text:p text:style-name="P10">Places (13)</text:p>
      <text:p text:style-name="P13"/>
      <text:list xml:id="list1796507495" text:style-name="L63">
        <text:list-item>
          <text:p text:style-name="P26">Donde está el museo / el banco / el restuurant(e) / la oficina de turismo</text:p>
        </text:list-item>
        <text:list-item>
          <text:p text:style-name="P26">Por favor, donde está …</text:p>
        </text:list-item>
        <text:list-item>
          <text:p text:style-name="P26">El museo etsá aquí.</text:p>
        </text:list-item>
        <text:list-item>
          <text:p text:style-name="P26">Siga recto / derecha / izquierda</text:p>
        </text:list-item>
        <text:list-item>
          <text:p text:style-name="P26">¿Está lejos?</text:p>
        </text:list-item>
        <text:list-item>
          <text:p text:style-name="P26">¿Está lejos de aqui?</text:p>
        </text:list-item>
        <text:list-item>
          <text:p text:style-name="P26">¿En museo está lejos de aquí?</text:p>
        </text:list-item>
        <text:list-item>
          <text:p text:style-name="P26">¿El banco está cerca de aquí?</text:p>
          <text:p text:style-name="P2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Arial1" svg:font-family="Arial"/>
    <style:font-face style:name="Cambria" svg:font-family="Cambria"/>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1"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1" style:font-size-asian="12pt" style:font-name-complex="Tahoma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 style:display-name="Heading 1" style:family="paragraph" style:parent-style-name="Title"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paragraph-properties fo:margin-top="1cm" fo:margin-bottom="0.21cm"/>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oem_20_Author" style:display-name="Poem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Level_20_1" style:display-name="Level 1" style:family="paragraph" style:next-style-name="Standard" style:master-page-name="">
      <style:paragraph-properties fo:margin-left="0cm" fo:margin-right="0cm" fo:margin-top="0cm" fo:margin-bottom="0cm" fo:keep-together="auto" fo:orphans="2" fo:widows="2" fo:text-indent="0cm" style:auto-text-indent="false" style:page-number="auto" fo:background-color="transparent" style:shadow="none" fo:keep-with-next="always">
        <style:background-image/>
      </style:paragraph-properties>
      <style:text-properties fo:color="#0047ff" fo:font-size="18pt" fo:font-weight="normal"/>
    </style:style>
    <style:style style:name="Poem" style:family="paragraph" style:next-style-name="Standard">
      <style:paragraph-properties fo:margin-left="5.001cm" fo:margin-right="1cm" fo:text-align="justify" style:justify-single-word="false" fo:text-indent="0cm" style:auto-text-indent="false" fo:background-color="transparent" style:shadow="none">
        <style:tab-stops/>
        <style:background-image/>
      </style:paragraph-properties>
      <style:text-properties fo:color="#008000" fo:font-style="normal"/>
    </style:style>
    <style:style style:name="Epigraph" style:family="paragraph" style:next-style-name="Standard">
      <style:paragraph-properties fo:margin-left="6.001cm" fo:margin-right="0cm" fo:text-align="end" style:justify-single-word="false" fo:text-indent="0.711cm" style:auto-text-indent="fals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Annotation"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Level_20_2" style:display-name="Level 2" style:family="paragraph" style:next-style-name="Standard" style:master-page-name="">
      <style:paragraph-properties fo:margin-left="0.499cm" fo:margin-right="0cm" fo:margin-top="0cm" fo:margin-bottom="0cm" fo:line-height="100%" fo:keep-together="always" fo:text-indent="0cm" style:auto-text-indent="false" style:page-number="auto" fo:background-color="transparent" style:shadow="none" fo:keep-with-next="always">
        <style:tab-stops/>
        <style:background-image/>
      </style:paragraph-properties>
      <style:text-properties fo:color="#0047ff" fo:font-size="18pt" fo:font-weight="normal"/>
    </style:style>
    <style:style style:name="Book_20_Title" style:display-name="Book Title" style:family="paragraph" style:next-style-name="Standard" style:master-page-name="">
      <style:paragraph-properties fo:margin-left="0cm" fo:margin-right="0cm" fo:margin-top="0cm" fo:margin-bottom="0cm" fo:text-align="center" style:justify-single-word="false" fo:keep-together="always" fo:text-indent="1.3cm" style:auto-text-indent="false" style:page-number="auto"/>
      <style:text-properties fo:color="#ff0000" fo:font-size="18pt" fo:font-weight="normal"/>
    </style:style>
    <style:style style:name="Cite" style:family="paragraph" style:next-style-name="Standard">
      <style:paragraph-properties fo:margin-left="3cm" fo:margin-right="3cm" fo:text-align="justify" style:justify-single-word="false" fo:text-indent="0cm" style:auto-text-indent="false" fo:background-color="transparent">
        <style:background-image/>
      </style:paragraph-properties>
      <style:text-properties fo:color="#000080"/>
    </style:style>
    <style:style style:name="Poem_20_Title" style:display-name="Poem Title" style:family="paragraph" style:next-style-name="Standard" style:master-page-name="">
      <style:paragraph-properties fo:text-align="center" style:justify-single-word="false" style:page-number="auto" fo:background-color="#83caff" style:shadow="none">
        <style:tab-stops/>
        <style:background-image/>
      </style:paragraph-properties>
    </style:style>
    <style:style style:name="Level_20_3" style:display-name="Level 3" style:family="paragraph" style:next-style-name="Standard">
      <style:paragraph-properties fo:margin-left="1cm" fo:margin-right="0cm" fo:text-indent="0cm" style:auto-text-indent="false" fo:background-color="transparent">
        <style:background-image/>
      </style:paragraph-properties>
      <style:text-properties fo:color="#0047ff" fo:font-size="18pt"/>
    </style:style>
    <style:style style:name="Level_20_4" style:display-name="Level 4" style:family="paragraph" style:next-style-name="Standard">
      <style:paragraph-properties fo:margin-left="1.499cm" fo:margin-right="0cm" fo:text-indent="0cm" style:auto-text-indent="false" fo:background-color="transparent">
        <style:background-image/>
      </style:paragraph-properties>
      <style:text-properties fo:color="#0047ff" fo:font-size="18pt"/>
    </style:style>
    <style:style style:name="Level_20_5" style:display-name="Level 5" style:family="paragraph" style:next-style-name="Standard">
      <style:paragraph-properties fo:margin-left="2cm" fo:margin-right="0cm" fo:text-indent="0cm" style:auto-text-indent="false" fo:background-color="transparent">
        <style:background-image/>
      </style:paragraph-properties>
      <style:text-properties fo:color="#0047ff" fo:font-size="18pt"/>
    </style:style>
    <style:style style:name="Level_20_6" style:display-name="Level 6" style:family="paragraph" style:next-style-name="Standard">
      <style:paragraph-properties fo:margin-left="2.499cm" fo:margin-right="0cm" fo:text-indent="0cm" style:auto-text-indent="false" fo:background-color="transparent">
        <style:background-image/>
      </style:paragraph-properties>
      <style:text-properties fo:color="#0047ff" fo:font-size="18pt"/>
    </style:style>
    <style:style style:name="Level_20_7" style:display-name="Level 7" style:family="paragraph" style:next-style-name="Standard">
      <style:paragraph-properties fo:margin-left="3cm" fo:margin-right="0cm" fo:text-indent="0cm" style:auto-text-indent="false" fo:background-color="transparent">
        <style:background-image/>
      </style:paragraph-properties>
      <style:text-properties fo:color="#0047ff" fo:font-size="18pt"/>
    </style:style>
    <style:style style:name="Level_20_8" style:display-name="Level 8" style:family="paragraph" style:next-style-name="Standard">
      <style:paragraph-properties fo:margin-left="3.5cm" fo:margin-right="0cm" fo:text-indent="0cm" style:auto-text-indent="false" fo:background-color="transparent">
        <style:background-image/>
      </style:paragraph-properties>
      <style:text-properties fo:color="#0047ff" fo:font-size="18pt"/>
    </style:style>
    <style:style style:name="Level_20_9" style:display-name="Level 9" style:family="paragraph" style:next-style-name="Standard">
      <style:paragraph-properties fo:margin-left="4.001cm" fo:margin-right="0cm" fo:text-indent="0cm" style:auto-text-indent="false" fo:background-color="transparent">
        <style:background-image/>
      </style:paragraph-properties>
      <style:text-properties fo:color="#0047ff" fo:font-size="18pt"/>
    </style:style>
    <style:style style:name="Level_20_10" style:display-name="Level 10" style:family="paragraph" style:next-style-name="Standard">
      <style:paragraph-properties fo:margin-left="4.5cm" fo:margin-right="0cm" fo:text-indent="0cm" style:auto-text-indent="false" fo:background-color="transparent">
        <style:background-image/>
      </style:paragraph-properties>
      <style:text-properties fo:color="#0047ff" fo:font-size="18pt"/>
    </style:style>
    <style:style style:name="Cite_20_Author" style:display-name="Cite Author" style:family="paragraph" style:next-style-name="Standard" style:master-page-name="">
      <style:paragraph-properties fo:margin-left="3.5cm" fo:margin-right="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Epigraph_20_Author" style:display-name="Epigraph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_5f_Book_20_Annotation" style:display-name="_Book Annotation" style:family="paragraph" style:next-style-name="Standard">
      <style:paragraph-properties fo:margin-left="0cm" fo:margin-right="0cm" fo:text-align="justify" style:justify-single-word="false" fo:text-indent="1.3cm" style:auto-text-indent="false" fo:background-color="#e6e6ff" style:shadow="none">
        <style:background-image/>
      </style:paragraph-properties>
      <style:text-properties fo:color="#6b2394"/>
    </style:style>
    <style:style style:name="_23_Book_20_Author" style:display-name="#Book Author" style:family="paragraph" style:next-style-name="Standard">
      <style:paragraph-properties fo:margin-left="0cm" fo:margin-right="0cm" fo:text-align="justify" style:justify-single-word="false" fo:text-indent="1.3cm" style:auto-text-indent="false" fo:background-color="#ccccff">
        <style:background-image/>
      </style:paragraph-properties>
      <style:text-properties style:use-window-font-color="true"/>
    </style:style>
    <style:style style:name="_23_Book_20_Translator" style:display-name="#Book Translator" style:family="paragraph" style:next-style-name="Standard">
      <style:paragraph-properties fo:margin-left="0cm" fo:margin-right="0cm" fo:text-align="justify" style:justify-single-word="false" fo:text-indent="1.3cm" style:auto-text-indent="false" fo:background-color="#99ccff">
        <style:background-image/>
      </style:paragraph-properties>
    </style:style>
    <style:style style:name="_23_Book_20_Series" style:display-name="#Book Series" style:family="paragraph" style:next-style-name="Standard">
      <style:paragraph-properties fo:margin-left="0cm" fo:margin-right="0cm" fo:text-align="end" style:justify-single-word="false" fo:text-indent="1.3cm" style:auto-text-indent="false" fo:background-color="#ccffff">
        <style:background-image/>
      </style:paragraph-properties>
    </style:style>
    <style:style style:name="_23_PaperBook_20_Series" style:display-name="#PaperBook Series" style:family="paragraph" style:next-style-name="Standard">
      <style:paragraph-properties fo:margin-left="0cm" fo:margin-right="0cm" fo:text-align="end" style:justify-single-word="false" fo:text-indent="1.3cm" style:auto-text-indent="false" fo:background-color="#00cccc">
        <style:background-image/>
      </style:paragraph-properties>
    </style:style>
    <style:style style:name="_5f_Book_20_Keywords" style:display-name="_Book Keywords" style:family="paragraph" style:next-style-name="Standard">
      <style:paragraph-properties fo:margin-left="0cm" fo:margin-right="0cm" fo:text-indent="1.3cm" style:auto-text-indent="false" fo:background-color="#94bd5e">
        <style:background-image/>
      </style:paragraph-properties>
      <style:text-properties fo:color="#0000ff"/>
    </style:style>
    <style:style style:name="_23_Custom_20_Info" style:display-name="#Custom Info" style:family="paragraph" style:next-style-name="Standard">
      <style:paragraph-properties fo:margin-left="0cm" fo:margin-right="0cm" fo:text-indent="1.3cm" style:auto-text-indent="false" fo:background-color="#cccccc">
        <style:background-image/>
      </style:paragraph-properties>
    </style:style>
    <style:style style:name="SubTitle" style:family="paragraph" style:next-style-name="Standard">
      <style:paragraph-properties fo:text-align="center" style:justify-single-word="false" fo:background-color="transparent">
        <style:background-image/>
      </style:paragraph-properties>
      <style:text-properties fo:color="#008000"/>
    </style:style>
    <style:style style:name="Poem_20_Date" style:display-name="Poem Date" style:family="paragraph" style:next-style-name="Standard">
      <style:paragraph-properties fo:text-align="end" style:justify-single-word="false"/>
      <style:text-properties fo:color="#355e00"/>
    </style:style>
    <style:style style:name="Poem_20_SubTitle" style:display-name="Poem SubTitle" style:family="paragraph" style:next-style-name="Standard">
      <style:paragraph-properties fo:text-align="center" style:justify-single-word="false"/>
      <style:text-properties fo:color="#008000"/>
    </style:style>
    <style:style style:name="Cite_20_SubTitle" style:display-name="Cite SubTitle" style:family="paragraph" style:next-style-name="Standard">
      <style:paragraph-properties fo:text-align="center" style:justify-single-word="false"/>
      <style:text-properties fo:color="#008000"/>
    </style:style>
    <style:style style:name="Annotation_20_SubTitle" style:display-name="Annotation SubTitle"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_23_Book_20_Date" style:display-name="#Book Date" style:family="paragraph" style:next-style-name="Standard">
      <style:paragraph-properties fo:margin-left="0cm" fo:margin-right="0cm" fo:text-indent="1.3cm" style:auto-text-indent="false" fo:background-color="#ffff99">
        <style:background-image/>
      </style:paragraph-properties>
    </style:style>
    <style:style style:name="_23_PaperBook" style:display-name="#PaperBook" style:family="paragraph" style:next-style-name="Standard" style:master-page-name="">
      <style:paragraph-properties fo:margin-left="0cm" fo:margin-right="0cm" fo:margin-top="0cm" fo:margin-bottom="0cm" fo:text-align="justify" style:justify-single-word="false" fo:text-indent="1.3cm" style:auto-text-indent="false" style:page-number="auto" fo:background-color="#ffcc99">
        <style:background-image/>
      </style:paragraph-properties>
    </style:style>
    <style:style style:name="_23_Genre" style:display-name="#Genre" style:family="paragraph" style:next-style-name="Standard">
      <style:paragraph-properties fo:text-align="end" style:justify-single-word="false" fo:background-color="#33cc66">
        <style:background-image/>
      </style:paragraph-properties>
    </style:style>
    <style:style style:name="_23_Lang" style:display-name="#Lang" style:family="paragraph" style:next-style-name="Standard">
      <style:paragraph-properties fo:margin-left="0cm" fo:margin-right="0cm" fo:text-align="justify" style:justify-single-word="false" fo:text-indent="1.3cm" style:auto-text-indent="false" fo:background-color="#e6e6e6">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_23_Name" style:display-name="#Name" style:family="text">
      <style:text-properties fo:color="#000080" fo:background-color="transparent"/>
    </style:style>
    <style:style style:name="_23_Patronymic" style:display-name="#Patronymic" style:family="text">
      <style:text-properties fo:color="#008000" fo:background-color="transparent"/>
    </style:style>
    <style:style style:name="_23_Family" style:display-name="#Family" style:family="text">
      <style:text-properties fo:color="#800000" fo:background-color="transparent"/>
    </style:style>
    <style:style style:name="_23_Nick" style:display-name="#Nick" style:family="text">
      <style:text-properties fo:color="#808000" fo:background-color="transparent"/>
    </style:style>
    <style:style style:name="_23_Email" style:display-name="#Email" style:family="text">
      <style:text-properties fo:color="#008080" fo:background-color="transparent"/>
    </style:style>
    <style:style style:name="_23_WebSite" style:display-name="#WebSite" style:family="text">
      <style:text-properties fo:color="#800080" fo:background-color="transparent"/>
    </style:style>
    <style:style style:name="_23_Sequence" style:display-name="#Sequence" style:family="text">
      <style:text-properties fo:color="#6b2394" fo:background-color="transparent"/>
    </style:style>
    <style:style style:name="_23_Sequence_20_Number" style:display-name="#Sequence Number" style:family="text">
      <style:text-properties fo:color="#94476b"/>
    </style:style>
    <style:style style:name="_23_Custom_20_Info_20_Type" style:display-name="#Custom Info Type" style:family="text">
      <style:text-properties fo:color="#280099"/>
    </style:style>
    <style:style style:name="_23_Custom_20_Info_20_Value" style:display-name="#Custom Info Value" style:family="text">
      <style:text-properties fo:color="#0047ff"/>
    </style:style>
    <style:style style:name="code" style:family="text">
      <style:text-properties style:font-relief="embossed"/>
    </style:style>
    <style:style style:name="_23_Book_20_Date_20_Text" style:display-name="#Book Date Text" style:family="text">
      <style:text-properties fo:color="#280099"/>
    </style:style>
    <style:style style:name="_23_Book_20_Date_20_Value" style:display-name="#Book Date Value" style:family="text">
      <style:text-properties fo:color="#0047ff"/>
    </style:style>
    <style:style style:name="_23_PaperBook_20_Name" style:display-name="#PaperBook Name" style:family="text">
      <style:text-properties fo:color="#800080"/>
    </style:style>
    <style:style style:name="_23_PaperBook_20_Publisher" style:display-name="#PaperBook Publisher" style:family="text">
      <style:text-properties fo:color="#944794"/>
    </style:style>
    <style:style style:name="_23_PaperBook_20_City" style:display-name="#PaperBook City" style:family="text">
      <style:text-properties fo:color="#0000ff"/>
    </style:style>
    <style:style style:name="_23_PaperBook_20_ISBN" style:display-name="#PaperBook ISBN" style:family="text">
      <style:text-properties fo:color="#000080"/>
    </style:style>
    <style:style style:name="_23_PaperBook_20_Year" style:display-name="#PaperBook Year" style:family="text">
      <style:text-properties fo:color="#008000"/>
    </style:style>
    <style:style style:name="_23_Genre_20_Name" style:display-name="#Genre Name" style:family="text">
      <style:text-properties fo:color="#0000ff"/>
    </style:style>
    <style:style style:name="_23_Genre_20_Match" style:display-name="#Genre Match" style:family="text">
      <style:text-properties fo:color="#4c1900"/>
    </style:style>
    <style:style style:name="_23_Lang_20_Book" style:display-name="#Lang Book" style:family="text">
      <style:text-properties fo:color="#800080"/>
    </style:style>
    <style:style style:name="_23_Lang_20_Original" style:display-name="#Lang Original" style:family="text">
      <style:text-properties fo:color="#5e11a6"/>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2-14T01:09:32</meta:creation-date>
    <dc:date>2010-03-03T17:07:59</dc:date>
    <meta:editing-duration>PT34H33M16S</meta:editing-duration>
    <meta:editing-cycles>181</meta:editing-cycles>
    <meta:generator>OpenOffice.org/3.2$Linux OpenOffice.org_project/320m12$Build-9483</meta:generator>
    <meta:document-statistic meta:table-count="0" meta:image-count="0" meta:object-count="0" meta:page-count="40" meta:paragraph-count="1043" meta:word-count="5061" meta:character-count="26781"/>
    <meta:user-defined meta:name="Поле 1"/>
    <meta:user-defined meta:name="Поле 2"/>
    <meta:user-defined meta:name="Поле 3"/>
    <meta:user-defined meta:name="Поле 4"/>
    <meta:template xlink:type="simple" xlink:actuate="onRequest" xlink:title="" xlink:href="../../../.config/.openoffice.org/3/user/template/fb21_styles.ott"/>
  </office:meta>
</office:document-meta>
</file>